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0C00000040B04BEEE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xmlns:officeooo="http://openoffice.org/2009/office">
  <office:scripts/>
  <office:font-face-decls>
    <style:font-face style:name="StarSymbol1" svg:font-family="StarSymbol" style:font-charset="x-symbol"/>
    <style:font-face style:name="Currirer" svg:font-family="Currirer"/>
    <style:font-face style:name="StarSymbol" svg:font-family="StarSymbol"/>
    <style:font-face style:name="Bitstream Vera Sans" svg:font-family="'Bitstream Vera Sans'" style:font-family-generic="swiss"/>
    <style:font-face style:name="FreeSans4" svg:font-family="FreeSan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FreeMono" svg:font-family="FreeMono" style:font-adornments="Normal" style:font-family-generic="modern"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FreeSans3" svg:font-family="FreeSans" style:font-family-generic="swiss" style:font-pitch="variable"/>
    <style:font-face style:name="FreeSans2" svg:font-family="FreeSans" style:font-adornments="BoldOblique" style:font-family-generic="swiss" style:font-pitch="variable"/>
    <style:font-face style:name="FreeSans1" svg:font-family="FreeSans" style:font-adornments="Negrita" style:font-family-generic="swiss" style:font-pitch="variable"/>
    <style:font-face style:name="FreeSans" svg:font-family="FreeSans" style:font-adornments="Predeterminado" style:font-family-generic="swiss" style:font-pitch="variable"/>
    <style:font-face style:name="Liberation Sans" svg:font-family="'Liberation Sans'" style:font-family-generic="swiss" style:font-pitch="variable"/>
    <style:font-face style:name="Bitstream Vera Sans1" svg:font-family="'Bitstream Vera Sans'" style:font-family-generic="system" style:font-pitch="variable"/>
    <style:font-face style:name="DejaVu Sans" svg:font-family="'DejaVu Sans'" style:font-family-generic="system" style:font-pitch="variable"/>
  </office:font-face-decls>
  <office:automatic-styles>
    <style:style style:name="P1" style:family="paragraph" style:parent-style-name="Bloque_20_3">
      <style:paragraph-properties fo:margin-left="0cm" fo:margin-right="1.9cm" fo:margin-top="0cm" fo:margin-bottom="0cm" fo:text-indent="0cm" style:auto-text-indent="false">
        <style:tab-stops/>
      </style:paragraph-properties>
      <style:text-properties style:font-name="FreeSans" style:font-size-asian="10.5pt"/>
    </style:style>
    <style:style style:name="P2" style:family="paragraph" style:parent-style-name="Standard">
      <style:text-properties fo:font-size="8pt" fo:language="es" fo:country="VE" fo:font-weight="bold" style:font-size-asian="8pt" style:language-asian="es" style:country-asian="ES" style:font-weight-asian="bold" style:font-size-complex="8pt" style:language-complex="ar" style:country-complex="SA" style:font-weight-complex="bold"/>
    </style:style>
    <style:style style:name="P3" style:family="paragraph" style:parent-style-name="Standard">
      <style:text-properties fo:font-size="8pt" fo:language="es" fo:country="VE" fo:font-weight="bold" style:font-size-asian="8pt" style:font-weight-asian="bold" style:font-size-complex="8pt" style:font-weight-complex="bold"/>
    </style:style>
    <style:style style:name="P4" style:family="paragraph" style:parent-style-name="Standard">
      <style:paragraph-properties fo:text-align="center" style:justify-single-word="false"/>
      <style:text-properties fo:font-size="8pt" fo:language="es" fo:country="VE" style:font-size-asian="8pt" style:language-asian="es" style:country-asian="ES" style:font-size-complex="8pt" style:language-complex="ar" style:country-complex="SA"/>
    </style:style>
    <style:style style:name="P5" style:family="paragraph" style:parent-style-name="Standard">
      <style:text-properties fo:font-size="8pt" style:font-size-asian="8pt" style:font-size-complex="8pt"/>
    </style:style>
    <style:style style:name="P6" style:family="paragraph" style:parent-style-name="Standard">
      <style:paragraph-properties fo:text-align="center" style:justify-single-word="false"/>
      <style:text-properties fo:font-size="8pt" style:font-size-asian="8pt" style:font-size-complex="8pt"/>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style:tab-stops>
          <style:tab-stop style:position="0.489cm"/>
        </style:tab-stops>
      </style:paragraph-properties>
    </style:style>
    <style:style style:name="P11" style:family="paragraph" style:parent-style-name="Text_20_body">
      <style:text-properties fo:font-weight="bold" style:font-weight-asian="bold" style:font-weight-complex="bold"/>
    </style:style>
    <style:style style:name="P12" style:family="paragraph" style:parent-style-name="Text_20_body">
      <style:paragraph-properties fo:text-align="justify" style:justify-single-word="false"/>
      <style:text-properties fo:font-weight="bold" style:font-weight-asian="bold" style:font-weight-complex="bold"/>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fo:text-align="justify" style:justify-single-word="false"/>
      <style:text-properties fo:font-weight="normal" style:font-weight-asian="normal" style:font-weight-complex="normal"/>
    </style:style>
    <style:style style:name="P15"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6" style:family="paragraph" style:parent-style-name="Codigo" style:master-page-name="">
      <style:paragraph-properties fo:margin-left="0.499cm" fo:margin-right="0.499cm" fo:margin-top="0cm" fo:margin-bottom="0cm" fo:line-height="100%" style:register-true="true" fo:text-indent="0cm" style:auto-text-indent="false" style:page-number="auto" fo:background-color="#e6e6e6" fo:padding="0.049cm" fo:border-left="none" fo:border-right="none" fo:border-top="none" fo:border-bottom="0.141cm solid #e6e6e6" style:shadow="none">
        <style:tab-stops/>
        <style:drop-cap/>
        <style:background-image/>
      </style:paragraph-properties>
    </style:style>
    <style:style style:name="P17" style:family="paragraph" style:parent-style-name="Codigo" style:master-page-name="">
      <style:paragraph-properties fo:margin-left="0.499cm" fo:margin-right="0.499cm" fo:margin-top="0cm" fo:margin-bottom="0cm" fo:line-height="100%" fo:text-align="start" style:justify-single-word="false" style:register-true="true" fo:text-indent="0cm" style:auto-text-indent="false" style:page-number="auto" fo:background-color="#e6e6e6" fo:padding="0.049cm" fo:border-left="none" fo:border-right="none" fo:border-top="none" fo:border-bottom="0.141cm solid #e6e6e6" style:shadow="none">
        <style:tab-stops/>
        <style:drop-cap/>
        <style:background-image/>
      </style:paragraph-properties>
      <style:text-properties style:font-name="Courier New" fo:font-size="12pt" style:font-size-asian="12pt" style:font-size-complex="12pt"/>
    </style:style>
    <style:style style:name="P18" style:family="paragraph" style:parent-style-name="Codigo">
      <style:paragraph-properties fo:margin-left="0.499cm" fo:margin-right="0.499cm" fo:margin-top="0cm" fo:margin-bottom="0cm" fo:line-height="100%" fo:text-align="start" style:justify-single-word="false" style:register-true="true" fo:text-indent="0cm" style:auto-text-indent="false" fo:background-color="#e6e6e6" fo:padding="0.049cm" fo:border-left="none" fo:border-right="none" fo:border-top="none" fo:border-bottom="0.141cm solid #e6e6e6" style:shadow="none">
        <style:tab-stops/>
        <style:drop-cap/>
        <style:background-image/>
      </style:paragraph-properties>
      <style:text-properties style:font-name="Courier New" fo:font-size="12pt" style:font-size-asian="12pt" style:font-size-complex="12pt"/>
    </style:style>
    <style:style style:name="P19" style:family="paragraph" style:parent-style-name="Codigo">
      <style:text-properties fo:font-weight="normal" style:font-weight-asian="normal" style:font-weight-complex="normal"/>
    </style:style>
    <style:style style:name="P20" style:family="paragraph" style:parent-style-name="Codigo">
      <style:text-properties fo:font-size="12pt" style:font-size-asian="12pt" style:font-size-complex="12pt"/>
    </style:style>
    <style:style style:name="P21" style:family="paragraph" style:parent-style-name="Codigo">
      <style:text-properties fo:font-size="12pt" fo:font-weight="bold" style:font-size-asian="12pt" style:font-weight-asian="bold" style:font-size-complex="12pt" style:font-weight-complex="bold"/>
    </style:style>
    <style:style style:name="P22" style:family="paragraph" style:parent-style-name="Codigo">
      <style:text-properties fo:font-weight="bold" style:font-weight-asian="bold" style:font-weight-complex="bold"/>
    </style:style>
    <style:style style:name="P23" style:family="paragraph" style:parent-style-name="Title">
      <style:text-properties style:font-name="FreeSans3" fo:language="es" fo:country="VE" style:language-asian="es" style:country-asian="ES" style:language-complex="ar" style:country-complex="SA"/>
    </style:style>
    <style:style style:name="P24" style:family="paragraph" style:parent-style-name="Heading_20_2">
      <style:paragraph-properties fo:break-before="page"/>
    </style:style>
    <style:style style:name="P25" style:family="paragraph" style:parent-style-name="Heading_20_3">
      <style:paragraph-properties fo:break-before="page"/>
    </style:style>
    <style:style style:name="P26" style:family="paragraph" style:parent-style-name="Heading_20_1">
      <style:paragraph-properties fo:break-before="page"/>
    </style:style>
    <style:style style:name="P27" style:family="paragraph" style:parent-style-name="Heading_20_1">
      <style:paragraph-properties fo:break-before="page" fo:keep-with-next="always"/>
    </style:style>
    <style:style style:name="P28" style:family="paragraph" style:parent-style-name="Heading_20_4">
      <style:paragraph-properties fo:break-before="page"/>
    </style:style>
    <style:style style:name="P29" style:family="paragraph" style:parent-style-name="Heading_20_2">
      <style:text-properties fo:font-weight="bold" style:font-weight-asian="bold" style:font-weight-complex="bold"/>
    </style:style>
    <style:style style:name="P30" style:family="paragraph" style:parent-style-name="Heading_20_3">
      <style:text-properties fo:font-weight="bold" style:font-weight-asian="bold" style:font-weight-complex="bold"/>
    </style:style>
    <style:style style:name="P31" style:family="paragraph" style:parent-style-name="Heading_20_1">
      <style:paragraph-properties fo:text-align="justify" style:justify-single-word="false"/>
    </style:style>
    <style:style style:name="P32" style:family="paragraph" style:parent-style-name="Standard">
      <style:paragraph-properties fo:text-align="center" style:justify-single-word="false"/>
      <style:text-properties fo:font-size="8pt" fo:language="es" fo:country="VE" style:font-size-asian="8pt" style:language-asian="es" style:country-asian="ES" style:font-size-complex="8pt" style:language-complex="ar" style:country-complex="SA"/>
    </style:style>
    <style:style style:name="P33" style:family="paragraph" style:parent-style-name="Contents_20_Heading">
      <style:paragraph-properties fo:break-before="page"/>
    </style:style>
    <style:style style:name="P34" style:family="paragraph" style:parent-style-name="Text_20_body">
      <style:paragraph-properties fo:text-align="justify" style:justify-single-word="false"/>
    </style:style>
    <style:style style:name="P35" style:family="paragraph" style:parent-style-name="Text_20_body" style:list-style-name="L1">
      <style:paragraph-properties fo:text-align="justify" style:justify-single-word="false">
        <style:tab-stops>
          <style:tab-stop style:position="0.499cm"/>
        </style:tab-stops>
      </style:paragraph-properties>
    </style:style>
    <style:style style:name="P36" style:family="paragraph" style:parent-style-name="Text_20_body" style:list-style-name="List_20_1">
      <style:paragraph-properties fo:text-align="justify" style:justify-single-word="false">
        <style:tab-stops>
          <style:tab-stop style:position="0.499cm"/>
        </style:tab-stops>
      </style:paragraph-properties>
    </style:style>
    <style:style style:name="P37" style:family="paragraph" style:parent-style-name="Text_20_body" style:list-style-name="L2">
      <style:paragraph-properties fo:text-align="justify" style:justify-single-word="false"/>
    </style:style>
    <style:style style:name="P38" style:family="paragraph" style:parent-style-name="Text_20_body" style:list-style-name="L4">
      <style:paragraph-properties fo:text-align="justify" style:justify-single-word="false"/>
    </style:style>
    <style:style style:name="P39" style:family="paragraph" style:parent-style-name="Text_20_body" style:list-style-name="L5">
      <style:paragraph-properties fo:text-align="justify" style:justify-single-word="false"/>
    </style:style>
    <style:style style:name="P40" style:family="paragraph" style:parent-style-name="Text_20_body" style:list-style-name="Numbering_20_2">
      <style:paragraph-properties fo:text-align="justify" style:justify-single-word="false"/>
    </style:style>
    <style:style style:name="P41" style:family="paragraph" style:parent-style-name="Text_20_body" style:list-style-name="L3">
      <style:paragraph-properties fo:line-height="100%" fo:text-align="justify" style:justify-single-word="false"/>
    </style:style>
    <style:style style:name="P42" style:family="paragraph" style:parent-style-name="Text_20_body" style:list-style-name="L4">
      <style:paragraph-properties fo:line-height="100%" fo:text-align="justify" style:justify-single-word="false"/>
    </style:style>
    <style:style style:name="P43" style:family="paragraph" style:parent-style-name="Text_20_body" style:list-style-name="Numbering_20_2">
      <style:paragraph-properties fo:text-align="justify" style:justify-single-word="false"/>
      <style:text-properties style:font-name="FreeSans3" fo:font-style="normal" style:font-style-asian="normal" style:font-style-complex="normal"/>
    </style:style>
    <style:style style:name="P44" style:family="paragraph" style:parent-style-name="Text_20_body">
      <style:paragraph-properties fo:text-align="justify" style:justify-single-word="false"/>
      <style:text-properties fo:font-weight="normal" style:font-weight-asian="normal" style:font-weight-complex="normal"/>
    </style:style>
    <style:style style:name="P45" style:family="paragraph" style:parent-style-name="Text_20_body" style:list-style-name="L6"/>
    <style:style style:name="P46" style:family="paragraph" style:parent-style-name="Text_20_body">
      <style:paragraph-properties fo:margin-top="0cm" fo:margin-bottom="0cm" fo:text-align="start" style:justify-single-word="false" style:register-true="true">
        <style:tab-stops/>
        <style:drop-cap/>
      </style:paragraph-properties>
      <style:text-properties fo:font-size="8pt" fo:font-weight="normal" style:font-size-asian="8pt" style:font-weight-asian="normal" style:font-size-complex="8pt" style:font-weight-complex="normal"/>
    </style:style>
    <style:style style:name="P47" style:family="paragraph" style:parent-style-name="Heading_20_2">
      <style:paragraph-properties fo:break-before="page"/>
    </style:style>
    <style:style style:name="P48" style:family="paragraph" style:parent-style-name="Contents_20_1">
      <style:paragraph-properties>
        <style:tab-stops>
          <style:tab-stop style:position="17.59cm" style:type="right" style:leader-style="dotted" style:leader-text="."/>
        </style:tab-stops>
      </style:paragraph-properties>
    </style:style>
    <style:style style:name="P49" style:family="paragraph" style:parent-style-name="Contents_20_2">
      <style:paragraph-properties>
        <style:tab-stops>
          <style:tab-stop style:position="17.09cm" style:type="right" style:leader-style="dotted" style:leader-text="."/>
        </style:tab-stops>
      </style:paragraph-properties>
    </style:style>
    <style:style style:name="P50" style:family="paragraph" style:parent-style-name="Contents_20_3">
      <style:paragraph-properties>
        <style:tab-stops>
          <style:tab-stop style:position="16.591cm" style:type="right" style:leader-style="dotted" style:leader-text="."/>
        </style:tab-stops>
      </style:paragraph-properties>
    </style:style>
    <style:style style:name="P51" style:family="paragraph" style:parent-style-name="Codigo" style:master-page-name="">
      <style:paragraph-properties fo:margin-left="0.499cm" fo:margin-right="0.499cm" fo:margin-top="0cm" fo:margin-bottom="0cm" fo:line-height="100%" style:register-true="true" fo:text-indent="0cm" style:auto-text-indent="false" style:page-number="auto" fo:background-color="#e6e6e6" fo:padding="0.049cm" fo:border-left="none" fo:border-right="none" fo:border-top="none" fo:border-bottom="0.141cm solid #e6e6e6" style:shadow="none">
        <style:tab-stops/>
        <style:drop-cap/>
        <style:background-image/>
      </style:paragraph-properties>
    </style:style>
    <style:style style:name="P52" style:family="paragraph" style:parent-style-name="Codigo" style:master-page-name="">
      <style:paragraph-properties fo:margin-left="0.499cm" fo:margin-right="0.499cm" fo:margin-top="0cm" fo:margin-bottom="0cm" fo:line-height="100%" style:register-true="true" fo:text-indent="0cm" style:auto-text-indent="false" style:page-number="auto" fo:background-color="#e6e6e6" fo:padding="0.049cm" fo:border-left="none" fo:border-right="none" fo:border-top="none" fo:border-bottom="0.141cm solid #e6e6e6" style:shadow="none">
        <style:tab-stops/>
        <style:drop-cap/>
        <style:background-image/>
      </style:paragraph-properties>
    </style:style>
    <style:style style:name="P53" style:family="paragraph" style:parent-style-name="Codigo">
      <style:paragraph-properties fo:margin-left="0.499cm" fo:margin-right="0.499cm" fo:margin-top="0cm" fo:margin-bottom="0cm" fo:line-height="100%" style:register-true="true" fo:text-indent="0cm" style:auto-text-indent="false" fo:background-color="#e6e6e6" fo:padding="0.049cm" fo:border-left="none" fo:border-right="none" fo:border-top="none" fo:border-bottom="0.141cm solid #e6e6e6" style:shadow="none">
        <style:tab-stops/>
        <style:drop-cap/>
        <style:background-image/>
      </style:paragraph-properties>
    </style:style>
    <style:style style:name="P54" style:family="paragraph" style:parent-style-name="Codigo" style:master-page-name="">
      <style:paragraph-properties fo:margin-left="0.499cm" fo:margin-right="0.499cm" fo:margin-top="0cm" fo:margin-bottom="0cm" fo:line-height="100%" fo:text-align="start" style:justify-single-word="false" style:register-true="true" fo:text-indent="0cm" style:auto-text-indent="false" style:page-number="auto" fo:background-color="#e6e6e6" fo:padding="0.049cm" fo:border-left="none" fo:border-right="none" fo:border-top="none" fo:border-bottom="0.141cm solid #e6e6e6" style:shadow="none">
        <style:tab-stops/>
        <style:drop-cap/>
        <style:background-image/>
      </style:paragraph-properties>
      <style:text-properties style:font-name="Courier New" fo:font-weight="normal" style:font-weight-asian="normal" style:font-weight-complex="normal"/>
    </style:style>
    <style:style style:name="P55" style:family="paragraph" style:parent-style-name="Contents_20_4">
      <style:paragraph-properties>
        <style:tab-stops>
          <style:tab-stop style:position="16.092cm" style:type="right" style:leader-style="dotted" style:leader-text="."/>
        </style:tab-stops>
      </style:paragraph-properties>
    </style:style>
    <style:style style:name="T1" style:family="text">
      <style:text-properties fo:language="es" fo:country="VE" fo:font-weight="bold" style:language-asian="es" style:country-asian="ES" style:font-weight-asian="bold" style:language-complex="ar" style:country-complex="SA" style:font-weight-complex="bold"/>
    </style:style>
    <style:style style:name="T2" style:family="text">
      <style:text-properties fo:language="es" fo:country="VE" style:language-asian="es" style:country-asian="ES" style:language-complex="ar" style:country-complex="SA"/>
    </style:style>
    <style:style style:name="T3" style:family="text">
      <style:text-properties fo:font-weight="normal" style:font-weight-asian="normal" style:font-weight-complex="normal"/>
    </style:style>
    <style:style style:name="T4" style:family="text">
      <style:text-properties fo:font-weight="normal" style:font-weight-asian="normal" style:font-weight-complex="normal" officeooo:rsid="00077bef"/>
    </style:style>
    <style:style style:name="T5" style:family="text">
      <style:text-properties fo:font-weight="normal" style:font-weight-asian="normal" style:font-weight-complex="normal" officeooo:rsid="0021bbeb"/>
    </style:style>
    <style:style style:name="T6" style:family="text">
      <style:text-properties fo:font-weight="normal" style:font-weight-asian="normal" style:font-weight-complex="normal" officeooo:rsid="002d73ff"/>
    </style:style>
    <style:style style:name="T7" style:family="text">
      <style:text-properties fo:font-weight="normal" style:font-weight-asian="normal" style:font-weight-complex="normal" officeooo:rsid="002da0bf"/>
    </style:style>
    <style:style style:name="T8" style:family="text">
      <style:text-properties fo:font-weight="normal" style:font-weight-asian="normal" style:font-weight-complex="normal" officeooo:rsid="002e0faf"/>
    </style:style>
    <style:style style:name="T9" style:family="text">
      <style:text-properties fo:font-weight="normal" style:font-weight-asian="normal" style:font-weight-complex="normal" officeooo:rsid="0030942c"/>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style:font-name="FreeSans3"/>
    </style:style>
    <style:style style:name="T13" style:family="text">
      <style:text-properties style:font-name="FreeSans3" fo:font-size="11pt" style:font-size-asian="11pt" style:font-size-complex="11pt"/>
    </style:style>
    <style:style style:name="T14" style:family="text">
      <style:text-properties style:font-name="FreeSans3" fo:font-size="11pt" style:font-size-asian="11pt" style:font-size-complex="11pt" officeooo:rsid="0033d3ed"/>
    </style:style>
    <style:style style:name="T15" style:family="text">
      <style:text-properties style:font-name="FreeSans3" fo:font-size="12pt" style:font-size-asian="12pt" style:font-size-complex="12pt"/>
    </style:style>
    <style:style style:name="T16" style:family="text">
      <style:text-properties style:font-name="FreeSans3" officeooo:rsid="0033d3ed"/>
    </style:style>
    <style:style style:name="T17" style:family="text">
      <style:text-properties style:text-underline-style="none"/>
    </style:style>
    <style:style style:name="T18" style:family="text">
      <style:text-properties style:font-name="Currirer" fo:font-size="12pt" style:font-size-asian="10.5pt" style:font-size-complex="12pt"/>
    </style:style>
    <style:style style:name="T19" style:family="text">
      <style:text-properties officeooo:rsid="001ccca5"/>
    </style:style>
    <style:style style:name="T20" style:family="text">
      <style:text-properties fo:font-style="normal" fo:font-weight="normal" style:font-style-asian="normal" style:font-weight-asian="normal" style:font-style-complex="normal" style:font-weight-complex="normal" officeooo:rsid="001ccca5"/>
    </style:style>
    <style:style style:name="T21" style:family="text">
      <style:text-properties fo:font-style="italic" fo:font-weight="bold" style:font-style-asian="italic" style:font-weight-asian="bold" style:font-style-complex="italic" style:font-weight-complex="bold" officeooo:rsid="001ccca5"/>
    </style:style>
    <style:style style:name="T22" style:family="text">
      <style:text-properties officeooo:rsid="0011d9bf"/>
    </style:style>
    <style:style style:name="T23" style:family="text">
      <style:text-properties officeooo:rsid="00122bcf"/>
    </style:style>
    <style:style style:name="T24" style:family="text">
      <style:text-properties officeooo:rsid="00129bdd"/>
    </style:style>
    <style:style style:name="T25" style:family="text">
      <style:text-properties officeooo:rsid="0012f4a5"/>
    </style:style>
    <style:style style:name="T26" style:family="text">
      <style:text-properties officeooo:rsid="00132a63"/>
    </style:style>
    <style:style style:name="T27" style:family="text">
      <style:text-properties officeooo:rsid="00187b10"/>
    </style:style>
    <style:style style:name="T28" style:family="text">
      <style:text-properties officeooo:rsid="001de2ea"/>
    </style:style>
    <style:style style:name="T29" style:family="text">
      <style:text-properties officeooo:rsid="001eb2b4"/>
    </style:style>
    <style:style style:name="T30" style:family="text">
      <style:text-properties officeooo:rsid="00203d97"/>
    </style:style>
    <style:style style:name="T31" style:family="text">
      <style:text-properties officeooo:rsid="0020b566"/>
    </style:style>
    <style:style style:name="T32" style:family="text">
      <style:text-properties officeooo:rsid="00222309"/>
    </style:style>
    <style:style style:name="T33" style:family="text">
      <style:text-properties officeooo:rsid="0027583a"/>
    </style:style>
    <style:style style:name="T34" style:family="text">
      <style:text-properties officeooo:rsid="00278b84"/>
    </style:style>
    <style:style style:name="T35" style:family="text">
      <style:text-properties officeooo:rsid="002867a6"/>
    </style:style>
    <style:style style:name="T36" style:family="text">
      <style:text-properties officeooo:rsid="00295972"/>
    </style:style>
    <style:style style:name="T37" style:family="text">
      <style:text-properties officeooo:rsid="002da0bf"/>
    </style:style>
    <style:style style:name="T38" style:family="text">
      <style:text-properties officeooo:rsid="002e0faf"/>
    </style:style>
    <style:style style:name="T39" style:family="text">
      <style:text-properties officeooo:rsid="0030942c"/>
    </style:style>
    <style:style style:name="T40" style:family="text">
      <style:text-properties officeooo:rsid="0031dacc"/>
    </style:style>
    <style:style style:name="T41" style:family="text">
      <style:text-properties officeooo:rsid="00332cf9"/>
    </style:style>
    <style:style style:name="T42" style:family="text">
      <style:text-properties style:font-weight-asian="bold"/>
    </style:style>
    <style:style style:name="T43" style:family="text">
      <style:text-properties style:font-weight-complex="bold"/>
    </style:style>
    <style:style style:name="fr1"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1.866cm" text:min-label-width="0.635cm"/>
        <style:text-properties style:font-name="StarSymbol"/>
      </text:list-level-style-bullet>
      <text:list-level-style-bullet text:level="2" text:style-name="Bullet_20_Symbols" style:num-suffix="." text:bullet-char="○">
        <style:list-level-properties text:space-before="3.136cm" text:min-label-width="0.635cm"/>
        <style:text-properties style:font-name="StarSymbol"/>
      </text:list-level-style-bullet>
      <text:list-level-style-bullet text:level="3" text:style-name="Bullet_20_Symbols" style:num-suffix="." text:bullet-char="■">
        <style:list-level-properties text:space-before="4.406cm" text:min-label-width="0.635cm"/>
        <style:text-properties style:font-name="StarSymbol"/>
      </text:list-level-style-bullet>
      <text:list-level-style-bullet text:level="4" text:style-name="Bullet_20_Symbols" style:num-suffix="." text:bullet-char="●">
        <style:list-level-properties text:space-before="5.676cm" text:min-label-width="0.635cm"/>
        <style:text-properties style:font-name="StarSymbol"/>
      </text:list-level-style-bullet>
      <text:list-level-style-bullet text:level="5" text:style-name="Bullet_20_Symbols" style:num-suffix="." text:bullet-char="○">
        <style:list-level-properties text:space-before="6.946cm" text:min-label-width="0.635cm"/>
        <style:text-properties style:font-name="StarSymbol"/>
      </text:list-level-style-bullet>
      <text:list-level-style-bullet text:level="6" text:style-name="Bullet_20_Symbols" style:num-suffix="." text:bullet-char="■">
        <style:list-level-properties text:space-before="8.216cm" text:min-label-width="0.635cm"/>
        <style:text-properties style:font-name="StarSymbol"/>
      </text:list-level-style-bullet>
      <text:list-level-style-bullet text:level="7" text:style-name="Bullet_20_Symbols" style:num-suffix="." text:bullet-char="●">
        <style:list-level-properties text:space-before="9.486cm" text:min-label-width="0.635cm"/>
        <style:text-properties style:font-name="StarSymbol"/>
      </text:list-level-style-bullet>
      <text:list-level-style-bullet text:level="8" text:style-name="Bullet_20_Symbols" style:num-suffix="." text:bullet-char="○">
        <style:list-level-properties text:space-before="10.756cm" text:min-label-width="0.635cm"/>
        <style:text-properties style:font-name="StarSymbol"/>
      </text:list-level-style-bullet>
      <text:list-level-style-bullet text:level="9" text:style-name="Bullet_20_Symbols" style:num-suffix="." text:bullet-char="■">
        <style:list-level-properties text:space-before="12.026cm" text:min-label-width="0.635cm"/>
        <style:text-properties style:font-name="StarSymbol"/>
      </text:list-level-style-bullet>
      <text:list-level-style-bullet text:level="10" text:style-name="Bullet_20_Symbols" style:num-suffix="." text:bullet-char="●">
        <style:list-level-properties text:space-before="13.296cm" text:min-label-width="0.635cm"/>
        <style:text-properties style:font-name="StarSymbol"/>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s>
      <text:p text:style-name="P7">Ministerio del Poder Popular para<office:annotation><dc:creator>Lisset Vera</dc:creator><dc:date>2010-10-07T00:00:00</dc:date><text:p>Se ancló el encabezado como carácter para que no ocupe tanto espacio del encabezamiento</text:p></office:annotation><text:line-break/>Ciencia, Tecnología e Industrias Intermedias</text:p>
      <text:p text:style-name="P7">Centro Nacional de Tecnologías de Información</text:p>
      <text:p text:style-name="P7"/>
      <text:p text:style-name="P7"/>
      <text:p text:style-name="P7"/>
      <text:p text:style-name="P7"/>
      <text:p text:style-name="P7"/>
      <text:p text:style-name="P7"/>
      <text:p text:style-name="P7"/>
      <text:p text:style-name="P7"/>
      <text:p text:style-name="P7"/>
      <text:p text:style-name="P8"/>
      <text:p text:style-name="P7"><text:subject>Sistema Para la Automatización del Protocolo de Prueba de Portales de Internet</text:subject></text:p>
      <text:p text:style-name="P7"/>
      <text:p text:style-name="P7"/>
      <text:p text:style-name="P23"><text:title>Manual de Instalación del Sistema Para la Automatización del Protocolo de Prueba de Portales de Internet</text:title></text:p>
      <text:p text:style-name="P7"/>
      <text:p text:style-name="P7"/>
      <text:p text:style-name="P7"/>
      <text:p text:style-name="P7"/>
      <text:p text:style-name="P7"/>
      <text:p text:style-name="P7"/>
      <text:p text:style-name="P7"/>
      <text:p text:style-name="P7"/>
      <text:p text:style-name="P7"/>
      <text:p text:style-name="P7">Gerencia de Capacitación Tecnológica</text:p>
      <text:p text:style-name="P7">Oficina de Transferencia Tecnológica</text:p>
      <text:p text:style-name="P7"><text:date style:data-style-name="N37" text:date-value="2010-09-09T06:47:26.95" text:fixed="true">09/09/10</text:date></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33">Índice de contenido</text:p>
          </text:index-title>
          <text:p text:style-name="P48"><text:s/>1 <text:s text:c="3"/>Objetivo General<text:tab/>5</text:p>
          <text:p text:style-name="P49"><text:s/>1.1 <text:s text:c="3"/>Audiencia<text:tab/>5</text:p>
          <text:p text:style-name="P49"><text:s/>1.2 <text:s text:c="3"/>Objetivos del aprendizaje<text:tab/>5</text:p>
          <text:p text:style-name="P48"><text:s/>2 <text:s text:c="3"/>Acrónimos y definición de términos<text:tab/>6</text:p>
          <text:p text:style-name="P49"><text:s/>2.1 <text:s text:c="3"/>Aptitude<text:tab/>6</text:p>
          <text:p text:style-name="P49"><text:s/>2.2 <text:s text:c="3"/>Build-essential<text:tab/>6</text:p>
          <text:p text:style-name="P49"><text:s/>2.3 <text:s text:c="3"/>Catalyst<text:tab/>6</text:p>
          <text:p text:style-name="P49"><text:s/>2.4 <text:s text:c="3"/>CPAN <text:tab/>6</text:p>
          <text:p text:style-name="P48"><text:s/>3 <text:s text:c="3"/>Introducción<text:tab/>7</text:p>
          <text:p text:style-name="P49"><text:s/>3.1 <text:s text:c="3"/>Resumen<text:tab/>7</text:p>
          <text:p text:style-name="P48"><text:s/>4 <text:s text:c="3"/>Requerimientos<text:tab/>8</text:p>
          <text:p text:style-name="P48"><text:s/>5 <text:s text:c="3"/>Instalación<text:tab/>9</text:p>
          <text:p text:style-name="P49"><text:s/>5.1 <text:s text:c="3"/>Instalar los paquetes Debian necesarios <text:tab/>9</text:p>
          <text:p text:style-name="P49"><text:s/>5.2 <text:s text:c="3"/>Configuración de las locales del sistema <text:tab/>9</text:p>
          <text:p text:style-name="P49"><text:s/>5.3 <text:s text:c="3"/>Instalar los paquetes para el soporte de LaTeX <text:tab/>9</text:p>
          <text:p text:style-name="P49"><text:s/>5.4 <text:s text:c="3"/>Instalar las librerías de Perl requeridas por la aplicación<text:tab/>10</text:p>
          <text:p text:style-name="P50"><text:s/>5.4.1 <text:s text:c="3"/>Descargar el paquete cnti1409-libs_0.3-1_i386.deb<text:tab/>10</text:p>
          <text:p text:style-name="P50"><text:s/>5.4.2 <text:s text:c="3"/>Instalar el paquete<text:tab/>10</text:p>
          <text:p text:style-name="P49"><text:s/>5.5 <text:s text:c="3"/>Instalar el paquete CNTI1409 que contiene la aplicación<text:tab/>10</text:p>
          <text:p text:style-name="P50"><text:s/>5.5.1 <text:s text:c="3"/>Descargar el paquete <text:tab/>10</text:p>
          <text:p text:style-name="P50"><text:s/>5.5.2 <text:s text:c="3"/>Instalar el paquete<text:tab/>10</text:p>
          <text:p text:style-name="P48"><text:s/>6 <text:s text:c="3"/>Configuración de la Base de Datos <text:tab/>11</text:p>
          <text:p text:style-name="P49"><text:s/>6.1 <text:s text:c="3"/>Instalar el servidor de base de datos<text:tab/>11</text:p>
          <text:p text:style-name="P49"><text:s/>6.2 <text:s text:c="3"/>Configuración del servidor de base de datos. <text:tab/>11</text:p>
          <text:p text:style-name="P50"><text:s/>6.2.1 <text:s text:c="3"/>Verifique que el servidor esta escuchando en todas las interfaces.<text:tab/>11</text:p>
          <text:p text:style-name="P50"><text:s/>6.2.2 <text:s text:c="3"/>Reinicie el servidor<text:tab/>11</text:p>
          <text:p text:style-name="P50"><text:s/>6.2.3 <text:s text:c="3"/>Permitir que el usuario admin se autentique. <text:tab/>12</text:p>
          <text:p text:style-name="P55"><text:s/>6.2.3.1 Editar el archivo /etc/postgresql/8.3/main/pg_hba.conf<text:tab/>12</text:p>
          <text:p text:style-name="P55"><text:s/>6.2.3.2 Agregar la siguiente entrada, preferiblemente al final del archivo <text:tab/>12</text:p>
          <text:p text:style-name="P55"><text:s/>6.2.3.3 Acerca de los valores. <text:tab/>12</text:p>
          <text:p text:style-name="P49"><text:s/>6.3 <text:s text:c="3"/>Crear la base de datos <text:tab/>13</text:p>
          <text:p text:style-name="P50"><text:s/>6.3.1 <text:s text:c="3"/>Iniciar sesión con el usuario postgres<text:tab/>13</text:p>
          <text:p text:style-name="P50"><text:s/>6.3.2 <text:s text:c="3"/>Crear el usuario<text:tab/>13</text:p>
          <text:p text:style-name="P50"><text:soft-page-break/><text:s/>6.3.3 <text:s text:c="3"/>Crear la base de datos <text:tab/>13</text:p>
          <text:p text:style-name="P50"><text:s/>6.3.4 <text:s text:c="3"/>Cargar la base de datos <text:tab/>14</text:p>
          <text:p text:style-name="P55"><text:s/>6.3.4.1 Descargar el script de la base de datos<text:tab/>14</text:p>
          <text:p text:style-name="P55"><text:s/>6.3.4.2 Descomprimir el archivo<text:tab/>14</text:p>
          <text:p text:style-name="P55"><text:s/>6.3.4.3 Cargamos validador.sql usando psql. <text:tab/>14</text:p>
          <text:p text:style-name="P48"><text:s/>7 <text:s text:c="3"/>Configuración de OpenLDAP<text:tab/>15</text:p>
          <text:p text:style-name="P49"><text:s/>7.1 <text:s text:c="3"/>Instalación y configuración<text:tab/>16</text:p>
          <text:p text:style-name="P50"><text:s/>7.1.1 <text:s text:c="3"/>Instalar el servidor LDAP. <text:tab/>16</text:p>
          <text:p text:style-name="P50"><text:s/>7.1.2 <text:s text:c="3"/>Cargar el árbol y el fichero de configuración proporcionados. <text:tab/>16</text:p>
          <text:p text:style-name="P55"><text:s/>7.1.2.1 Detener el servicio slapd<text:tab/>16</text:p>
          <text:p text:style-name="P55"><text:s/>7.1.2.2 Copiar el archivo de configuración de slapd <text:tab/>16</text:p>
          <text:p text:style-name="P55"><text:s/>7.1.2.3 Cargar el árbol.<text:tab/>16</text:p>
          <text:p text:style-name="P55"><text:s/>7.1.2.4 Indexar<text:tab/>16</text:p>
          <text:p text:style-name="P55"><text:s/>7.1.2.5 Establecer los permisos<text:tab/>16</text:p>
          <text:p text:style-name="P55"><text:s/>7.1.2.6 Iniciar el servicio slapd. <text:tab/>17</text:p>
          <text:p text:style-name="P50"><text:s/>7.1.3 <text:s text:c="3"/>Probar y verificar que los datos están en su lugar. <text:tab/>18</text:p>
          <text:p text:style-name="P55"><text:s/>7.1.3.1 Verificar que el usuario ucnti existe.<text:tab/>18</text:p>
          <text:p text:style-name="P55"><text:s/>7.1.3.2 Verificar que el rol Administrador existe. <text:tab/>19</text:p>
          <text:p text:style-name="P55"><text:s/>7.1.3.3 Verificar que el rol AuditorJefe existe <text:tab/>20</text:p>
          <text:p text:style-name="P55"><text:s/>7.1.3.4 Verificar que el rol Auditor existe. <text:tab/>21</text:p>
          <text:p text:style-name="P48"><text:s/>8 <text:s text:c="3"/>Configurar el Sistema<text:tab/>22</text:p>
          <text:p text:style-name="P49"><text:s/>8.1 <text:s text:c="4"/>Configurar la conexión a la base de datos <text:tab/>22</text:p>
          <text:p text:style-name="P50"><text:s/>8.1.1 <text:s text:c="3"/>Atributos importantes<text:tab/>22</text:p>
          <text:p text:style-name="P55"><text:s/>8.1.1.1 User<text:tab/>22</text:p>
          <text:p text:style-name="P55"><text:s/>8.1.1.2 Password: <text:tab/>23</text:p>
          <text:p text:style-name="P55"><text:s/>8.1.1.3 Host:<text:tab/>23</text:p>
          <text:p text:style-name="P49"><text:s/>8.2 <text:s text:c="3"/>Configurar la conexión a LDAP<text:tab/>23</text:p>
          <text:p text:style-name="P50"><text:s/>8.2.1 <text:s text:c="3"/>Configurar la autenticación LDAP<text:tab/>23</text:p>
          <text:p text:style-name="P55"><text:s/>8.2.1.1 ldap_server <text:s/>(línea 50)<text:tab/>23</text:p>
          <text:p text:style-name="P55"><text:s/>8.2.1.2 binddn (línea 53)<text:tab/>23</text:p>
          <text:p text:style-name="P55"><text:s/>8.2.1.3 bindpw <text:s/>(línea 54)<text:tab/>23</text:p>
          <text:p text:style-name="P50"><text:s/>8.2.2 <text:s text:c="3"/>Configurar la modelo LDAP <text:tab/>24</text:p>
          <text:p text:style-name="P55"><text:s/>8.2.2.1 host (línea 17)<text:tab/>24</text:p>
          <text:p text:style-name="P55"><text:s/>8.2.2.2 dn (línea 21)<text:tab/>24</text:p>
          <text:p text:style-name="P55"><text:s/>8.2.2.3 password (línea 22)<text:tab/>24</text:p>
          <text:p text:style-name="P49"><text:soft-page-break/><text:s/>8.3 <text:s text:c="3"/>Configurar la conexión con el sistema de validación de W3C<text:tab/>25</text:p>
          <text:p text:style-name="P55"><text:s/>8.3.1.1 css_validator_uri (línea 90)<text:tab/>25</text:p>
          <text:p text:style-name="P55"><text:s/>8.3.1.2 html_validator_uri (línea 91)<text:tab/>25</text:p>
          <text:p text:style-name="P48"><text:s/>9 <text:s text:c="3"/>Iniciar el sistema <text:tab/>26</text:p>
          <text:p text:style-name="P49"><text:s/>9.1 <text:s text:c="3"/>Iniciar el sistema<text:tab/>26</text:p>
          <text:p text:style-name="P50"><text:s/>9.1.1 <text:s text:c="3"/>Iniciamos el servidor<text:tab/>26</text:p>
          <text:p text:style-name="P50"><text:s/>9.1.2 <text:s text:c="3"/>Verificar que los procesos del servidor están cargados <text:tab/>26</text:p>
          <text:p text:style-name="P48"><text:s/>10 <text:s text:c="3"/>Conclusiones y Recomendaciones<text:tab/>27</text:p>
          <text:p text:style-name="P48"><text:s/>11 <text:s text:c="3"/>Referencias<text:tab/>28</text:p>
        </text:index-body>
      </text:table-of-content>
      <text:p text:style-name="P7"/>
      <text:p text:style-name="P7"/>
      <text:h text:style-name="P26" text:outline-level="1">Objetivo General</text:h>
      <text:p text:style-name="P10"><text:tab/>Instalar correctamente el Sistema para la Automatización del Protocolo de Prueba de Portales de Internet.</text:p>
      <text:p text:style-name="P10"/>
      <text:h text:style-name="Heading_20_2" text:outline-level="2">Audiencia</text:h>
      <text:p text:style-name="P9">Este documento est<text:span text:style-name="T22">á</text:span><office:annotation><dc:creator>Lisset Vera</dc:creator><dc:date>2010-10-07T00:00:00</dc:date><text:p>“está” lleva acento ortográfico en la letra “a”</text:p></office:annotation><office:annotation><dc:creator>Lilibeth Ramírez</dc:creator><dc:date>2010-10-25T00:00:00</dc:date><text:p>Respuesta a Lisset Vera (07/10/2010, 13:45): "Corregido"</text:p><text:p/></office:annotation> dirigido al usuario administrador del sistema. </text:p>
      <text:p text:style-name="Text_20_body"/>
      <text:h text:style-name="Heading_20_2" text:outline-level="2">Objetivos del aprendizaje</text:h>
      <text:list text:style-name="L1">
        <text:list-item>
          <text:p text:style-name="P35">Instalar y configurar el servidor de base de datos.<office:annotation><dc:creator>Lisset Vera</dc:creator><dc:date>2010-10-07T00:00:00</dc:date><text:p>Coloca Punto y final</text:p></office:annotation><office:annotation><dc:creator>Lilibeth Ramírez</dc:creator><dc:date>2010-10-25T00:00:00</dc:date><text:p>Respuesta a Lisset Vera (07/10/2010, 13:46): "Corregido"</text:p><text:p/></office:annotation></text:p>
        </text:list-item>
        <text:list-item>
          <text:p text:style-name="P35">Instalar y configurar el servidor LDAP.</text:p>
        </text:list-item>
        <text:list-item>
          <text:p text:style-name="P35">Instalar las herramientas necesarias para obtener el código fuente del sistema.</text:p>
        </text:list-item>
        <text:list-item>
          <text:p text:style-name="P35">Descargar el código fuente del sistema.</text:p>
        </text:list-item>
        <text:list-item>
          <text:p text:style-name="P35">Instalar los paquetes de Debian necesarios para satisfacer las dependencias.</text:p>
        </text:list-item>
        <text:list-item>
          <text:p text:style-name="P35">Descargar, compilar e instalar las librerías que satisfacen las dependencias del sistema. </text:p>
        </text:list-item>
        <text:list-item>
          <text:p text:style-name="P35">Cargar el árbol LDAP inicial que contiene las ramas necesarias para el correcto funcionamiento del sistema.</text:p>
        </text:list-item>
        <text:list-item>
          <text:p text:style-name="P35">Configurar los parámetros de conexión a base de datos.</text:p>
        </text:list-item>
        <text:list-item>
          <text:p text:style-name="P35">Configurar los parámetros de conexión a LDAP. </text:p>
        </text:list-item>
        <text:list-item>
          <text:p text:style-name="P35">Configurar los parámetros de conexión al WebService de la W3C<office:annotation><dc:creator>Lisset Vera</dc:creator><dc:date>2010-10-07T00:00:00</dc:date><text:p>Colocar punto y final</text:p></office:annotation><office:annotation><dc:creator>Lilibeth Ramírez</dc:creator><dc:date>2010-10-25T00:00:00</dc:date><text:p>Respuesta a Lisset Vera (07/10/2010, 13:46): "Corregido"</text:p><text:p/></office:annotation>.</text:p>
        </text:list-item>
      </text:list>
      <text:p text:style-name="Text_20_body"/>
      <text:h text:style-name="P26" text:outline-level="1">Acrónimos y definición de términos</text:h>
      <text:h text:style-name="P29" text:outline-level="2">Aptitude</text:h>
      <text:p text:style-name="P9"><text:tab/>Es una interfaz denominada Herramienta Avanzada de<office:annotation><dc:creator>Lisset Vera</dc:creator><dc:date>2010-10-07T00:00:00</dc:date><text:p>ALERTA: Justificar todo el texto del manual</text:p><text:p/><text:p>Colocar primero el término en español y luego entre paréntesis el término en ingles – iniciales</text:p></office:annotation><office:annotation><dc:creator>Lilibeth Ramírez</dc:creator><dc:date>2010-10-25T00:00:00</dc:date><text:p>Respuesta a Lisset Vera (07/10/2010, 13:48): "Corregido"</text:p><text:p/></office:annotation> Empaquetado <text:span text:style-name="T22">(</text:span>Advanced Packaging Tool APT). Esta herramienta muestra una lista de paquetes de software y permite al usuario elegir,<office:annotation><dc:creator>Lisset Vera</dc:creator><dc:date>2010-10-07T00:00:00</dc:date><text:p>Incluir una coma (,) luego de “elegir” y antes de “las aplicaciones”</text:p></office:annotation><office:annotation><dc:creator>Lilibeth Ramírez</dc:creator><dc:date>2010-10-25T00:00:00</dc:date><text:p>Respuesta a Lisset Vera (07/10/2010, 13:50): "Corregido"</text:p><text:p/></office:annotation> de modo interactivo las aplicaciones, que el usuario desea instalar o eliminar.</text:p>
      <text:p text:style-name="P11"/>
      <text:h text:style-name="P29" text:outline-level="2">Build-essential</text:h>
      <text:p text:style-name="P9"><text:tab/>Este paquete contiene una lista informativa de los paquetes considerados esenciales para la creación de paquetes Debian;<office:annotation><dc:creator>Lisset Vera</dc:creator><dc:date>2010-10-07T00:00:00</dc:date><text:p>Cambiar esta coma (,) por un punto y coma (;)</text:p></office:annotation><office:annotation><dc:creator>Lilibeth Ramírez</dc:creator><dc:date>2010-10-25T00:00:00</dc:date><text:p>Respuesta a Lisset Vera (07/10/2010, 13:51): "Corregido"</text:p><text:p/></office:annotation> también es utilizado para compilar módulos y programas de Comprehensive Perl Archive Network de sus siglas en inglés (CPAN).</text:p>
      <text:p text:style-name="Text_20_body"/>
      <text:h text:style-name="P29" text:outline-level="2">Catalyst</text:h>
      <text:p text:style-name="P9"><text:tab/>Es una estructura de código libre para aplicaciones web escrito en el lenguaje <text:span text:style-name="T11">Perl</text:span>. Soporta la arquitectura Modelo Vista Controlador (MVC), así como soporta algunos patrones web experimentales. Está altamente inspirado en Ruby on Rails, Maypole y Spring.</text:p>
      <text:p text:style-name="P11"/>
      <text:h text:style-name="P29" text:outline-level="2">CPAN <office:annotation><dc:creator>Lisset Vera</dc:creator><dc:date>2010-10-07T00:00:00</dc:date><text:p>Eliminar los dos puntos (:)</text:p></office:annotation><office:annotation><dc:creator>Lilibeth Ramírez</dc:creator><dc:date>2010-10-25T00:00:00</dc:date><text:p>Respuesta a Lisset Vera (07/10/2010, 13:52): "Corregido"</text:p><text:p/></office:annotation></text:h>
      <text:p text:style-name="P9"><text:tab/>Es el acrónimo de Comprehensive Perl Archive Network. Es un enorme archivo de software escrito en lenguaje <text:span text:style-name="T11">Perl</text:span> <text:s/><text:span text:style-name="T23">y</text:span><office:annotation><dc:creator>Lisset Vera</dc:creator><dc:date>2010-10-07T00:00:00</dc:date><text:p>Me parece que la frase que viene no tiene coherencia con la anterior</text:p></office:annotation><office:annotation><dc:creator>Lilibeth Ramírez</dc:creator><dc:date>2010-10-25T00:00:00</dc:date><text:p>Respuesta a Lisset Vera (07/10/2010, 13:52): "Corregido"</text:p><text:p/></office:annotation> documentación sobre <text:span text:style-name="T23">éste</text:span>. Tiene presencia en la Web a través de su sitio www.cpan.org y sus 236 espejos<office:annotation><dc:creator>Lisset Vera</dc:creator><dc:date>2010-10-07T00:00:00</dc:date><text:p>Insertar la palabra “están distribuidos...”</text:p></office:annotation><office:annotation><dc:creator>Lilibeth Ramírez</dc:creator><dc:date>2010-10-25T00:00:00</dc:date><text:p>Respuesta a Lisset Vera (07/10/2010, 13:54): "Corregido"</text:p><text:p/></office:annotation><text:span text:style-name="T23"> están</text:span> distribuidos por todo el mundo. Actualmente, hay más de 53.000 módulos empaquetados en más de 14.000 paquetes, ofrecidos en CPAN<office:annotation><dc:creator>Lisset Vera</dc:creator><dc:date>2010-10-07T00:00:00</dc:date><text:p>Eliminar la coma (,) y colocar la letra “y”</text:p></office:annotation><office:annotation><dc:creator>Lilibeth Ramírez</dc:creator><dc:date>2010-10-25T00:00:00</dc:date><text:p>Respuesta a Lisset Vera (07/10/2010, 13:55): "Corregido"</text:p><text:p/></office:annotation>, aportados por más de 7.000 autores. Cuenta con módulos para una amplia variedad de tareas, incluyendo matemáticas avanzadas, conectividad de bases de datos y conexión de redes. Esencialmente, todo lo que hay en CPAN está disponible de forma libre <text:span text:style-name="T24">y l</text:span><office:annotation><dc:creator>Lisset Vera</dc:creator><dc:date>2010-10-07T00:00:00</dc:date><text:p>Colocar la letra “L” en minúscula</text:p></office:annotation><office:annotation><dc:creator>Lilibeth Ramírez</dc:creator><dc:date>2010-10-25T00:00:00</dc:date><text:p>Respuesta a Lisset Vera (07/10/2010, 13:56): "Corregido"</text:p><text:p/></office:annotation>a mayor parte del software está licenciado bajo <text:span text:style-name="T24">la</text:span> Licencia Artística, la GPL o ambas. Cualquiera puede subir software a CPAN vía PAUSE. </text:p>
      <text:h text:style-name="P26" text:outline-level="1">Introducción</text:h>
      <text:h text:style-name="Heading_20_2" text:outline-level="2">Resumen</text:h>
      <text:p text:style-name="P9"><text:tab/>El desarrollo del Sistema para la Automatización del Protocolo de Prueba de Portales de Internet<office:annotation><dc:creator>Lisset Vera</dc:creator><dc:date>2010-10-07T00:00:00</dc:date><text:p>Eliminar la coma (,) nunca se debe separar el sujeto del verbo. </text:p></office:annotation><office:annotation><dc:creator>Lilibeth Ramírez</dc:creator><dc:date>2010-10-25T00:00:00</dc:date><text:p>Respuesta a Lisset Vera (07/10/2010, 14:00): "Corregido"</text:p><text:p/></office:annotation> está construido sobre un marco de trabajo basado en el lenguaje de programación Perl llamado Catalyst Framework.</text:p>
      <text:p text:style-name="P9"/>
      <text:p text:style-name="P9"><text:tab/>Catalyst Framework es una estructura de código libre para aplicaciones web escrito en el lenguaje Perl. Soporta la arquitectura Modelo, Vista y Controlador (MVC), así como soporta algunos patrones web experimentales. Está altamente inspirado en Ruby on Rails, Maypole y Spring. </text:p>
      <text:p text:style-name="P9"/>
      <text:p text:style-name="P9"><text:tab/>La forma en que Catalyst soporta la arquitectura Modelo Vista Controlador (MVC) es la siguiente: </text:p>
      <text:p text:style-name="P9"/>
      <text:list text:style-name="L2">
        <text:list-item>
          <text:p text:style-name="P37"><text:span text:style-name="T11">Modelo: </text:span>es manejada por medio de DBIx:Class, Plucene, Net::LDAP u otras clases modelo. </text:p>
        </text:list-item>
        <text:list-item>
          <text:p text:style-name="P37"><text:span text:style-name="T11">Vista:</text:span> es usualmente manejada por Template Toolkit, Mason o HTML::Template. </text:p>
        </text:list-item>
        <text:list-item>
          <text:p text:style-name="P37"><text:span text:style-name="T11">Controlador:</text:span> es escrita por el autor<office:annotation><dc:creator>Lisset Vera</dc:creator><dc:date>2010-10-07T00:00:00</dc:date><text:p>Eliminar “, por supuesto”</text:p></office:annotation><office:annotation><dc:creator>Lilibeth Ramírez</dc:creator><dc:date>2010-10-25T00:00:00</dc:date><text:p>Respuesta a Lisset Vera (07/10/2010, 14:02): "Corregido"</text:p><text:p/></office:annotation>. Grandes fragmentos de funcionalidades usualmente se pueden conseguir con los plugins de Catalyst.</text:p>
        </text:list-item>
      </text:list>
      <text:p text:style-name="Bloque_20_2"/>
      <text:h text:style-name="P26" text:outline-level="1">Requerimientos</text:h>
      <text:list text:style-name="L3">
        <text:list-item>
          <text:p text:style-name="P41">Instalación básica del Sistema Operativo GNU/Linux Debian “Lenny” versión 5.0, arquitectura i386.</text:p>
        </text:list-item>
        <text:list-item>
          <text:p text:style-name="P41">Espejo local del repositorio de Debian 5.0 aka Lenny. <text:s/></text:p>
        </text:list-item>
        <text:list-item>
          <text:p text:style-name="P41">Para instalar la base de datos<office:annotation><dc:creator>Lisset Vera</dc:creator><dc:date>2010-10-07T00:00:00</dc:date><text:p>Eliminar esta coma (,)</text:p></office:annotation><office:annotation><dc:creator>Lilibeth Ramírez</dc:creator><dc:date>2010-10-25T00:00:00</dc:date><text:p>Respuesta a Lisset Vera (07/10/2010, 14:03): "Corregido"</text:p><text:p/></office:annotation> necesita el servidor de base de datos PostgresSQL 8.3, que viene en el paquete postgresql-8.3 de Debian. </text:p>
        </text:list-item>
        <text:list-item>
          <text:p text:style-name="P41">Paquetes principalmente requeridos. </text:p>
        </text:list-item>
      </text:list>
      <text:list text:style-name="L4">
        <text:list-item>
          <text:list>
            <text:list-item>
              <text:p text:style-name="P42">Perl</text:p>
            </text:list-item>
            <text:list-item>
              <text:p text:style-name="P38">Unzip</text:p>
            </text:list-item>
            <text:list-item>
              <text:p text:style-name="P38">Libpq-dev</text:p>
            </text:list-item>
            <text:list-item>
              <text:p text:style-name="P38">Postgresql</text:p>
            </text:list-item>
            <text:list-item>
              <text:p text:style-name="P38">OpenLDAP</text:p>
            </text:list-item>
            <text:list-item>
              <text:p text:style-name="P38">Libxml2-dev</text:p>
            </text:list-item>
            <text:list-item>
              <text:p text:style-name="P38">Locales</text:p>
            </text:list-item>
            <text:list-item>
              <text:p text:style-name="P38">Vim</text:p>
            </text:list-item>
          </text:list>
        </text:list-item>
      </text:list>
      <text:h text:style-name="P31" text:outline-level="1" text:is-list-header="true" text:restart-numbering="true" text:start-value="1"/>
      <text:h text:style-name="P26" text:outline-level="1">Instalación</text:h>
      <text:h text:style-name="Heading_20_2" text:outline-level="2">Instalar los paquetes Debian necesarios <office:annotation><dc:creator>Lisset Vera</dc:creator><dc:date>2010-10-07T00:00:00</dc:date><text:p>Los títulos no deben llevar puntos finales.</text:p><text:p>Esta corrección se había realizado en la anterior revisión</text:p></office:annotation><office:annotation><dc:creator>Lilibeth Ramírez</dc:creator><dc:date>2010-10-25T00:00:00</dc:date><text:p>Respuesta a Lisset Vera (07/10/2010, 14:04): "Corregido"</text:p><text:p/></office:annotation></text:h>
      <text:p text:style-name="P9"><text:tab/>Para instalar los paquetes necesarios<office:annotation><dc:creator>Lisset Vera</dc:creator><dc:date>2010-10-07T00:00:00</dc:date><text:p>Eliminar esta coma (,)</text:p></office:annotation><office:annotation><dc:creator>Lilibeth Ramírez</dc:creator><dc:date>2010-10-25T00:00:00</dc:date><text:p>Respuesta a Lisset Vera (07/10/2010, 14:04): "Corregido"</text:p><text:p/></office:annotation> debe usar la her<text:span text:style-name="T25">r</text:span><office:annotation><dc:creator>Lisset Vera</dc:creator><dc:date>2010-10-07T00:00:00</dc:date><text:p>Colocar una “r” que le falta a la palabra “herramienta”</text:p></office:annotation><office:annotation><dc:creator>Lilibeth Ramírez</dc:creator><dc:date>2010-10-25T00:00:00</dc:date><text:p>Respuesta a Lisset Vera (07/10/2010, 14:04): "Corregido"</text:p><text:p/></office:annotation>amienta aptitude, y recuerde que debe hacer este paso <office:annotation><dc:creator>Lisset Vera</dc:creator><dc:date>2010-10-07T00:00:00</dc:date><text:p>Cambiar esta redacción por: “... este paso autenticado como usuario root”</text:p></office:annotation><office:annotation><dc:creator>Lilibeth Ramírez</dc:creator><dc:date>2010-10-25T00:00:00</dc:date><text:p>Respuesta a Lisset Vera (07/10/2010, 14:05): "Corregido"</text:p><text:p/></office:annotation> <text:span text:style-name="T25">autenticado </text:span>como usuario root. </text:p>
      <text:p text:style-name="Text_20_body"/>
      <text:p text:style-name="P16">covetel-server:~# aptitude install <text:span text:style-name="T18">unzip</text:span> libpq-dev libxml2-dev <text:span text:style-name="T18">locales</text:span> libexpat1-dev libgd2-xpm-dev psmisc</text:p>
      <text:p text:style-name="Text_20_body"/>
      <text:h text:style-name="Heading_20_2" text:outline-level="2">Configuración de las locales del sistema <office:annotation><dc:creator>Lisset Vera</dc:creator><dc:date>2010-10-07T00:00:00</dc:date><text:p>Los títulos no deben llevar puntos finales</text:p></office:annotation><office:annotation><dc:creator>Lilibeth Ramírez</dc:creator><dc:date>2010-10-25T00:00:00</dc:date><text:p>Respuesta a Lisset Vera (07/10/2010, 14:06): "Corregido"</text:p><text:p/></office:annotation></text:h>
      <text:p text:style-name="P9"><text:tab/>Los «locales» <office:annotation><dc:creator>Lisset Vera</dc:creator><dc:date>2010-10-07T00:00:00</dc:date><text:p>Aquí hay una incongruencia entre son y un. O se coloca en plural ambos o en singular ambos</text:p></office:annotation><office:annotation><dc:creator>Lilibeth Ramírez</dc:creator><dc:date>2010-10-25T00:00:00</dc:date><text:p>Respuesta a Lisset Vera (07/10/2010, 14:07): "Corregido"</text:p><text:p/></office:annotation><text:span text:style-name="T26">es un grupo de parámetros que permite</text:span> cambiar <text:span text:style-name="T26">a diversos</text:span> idiomas <text:span text:style-name="T26">o </text:span><text:span text:style-name="T27">idiomas</text:span><text:span text:style-name="T26"> </text:span>y permite a los usuarios utilizar su idioma, país, juego de caracteres, ordenación alfanumérica, etc. <text:s/>Por favor elija las siguientes locales: </text:p>
      <text:list text:style-name="L5">
        <text:list-item>
          <text:p text:style-name="P39">en_US.UTF-8 UTF-8</text:p>
        </text:list-item>
        <text:list-item>
          <text:p text:style-name="P39">es_ES.UTF-8 UTF-8</text:p>
        </text:list-item>
        <text:list-item>
          <text:p text:style-name="P39">es_VE.UTF-8 UTF-8</text:p>
        </text:list-item>
      </text:list>
      <text:p text:style-name="Text_20_body"/>
      <text:p text:style-name="P9"><text:tab/>Por favor seleccione <text:span text:style-name="T11">es_VE.UTF-8</text:span> como idioma predeterminado de todo el sistema. </text:p>
      <text:p text:style-name="P9"/>
      <text:p text:style-name="P9"><text:tab/>Para realizar este paso, debe usar la orden que se encuentra en el siguiente cuadro de código.</text:p>
      <text:p text:style-name="Codigo">covetel-server:~# dpkg-reconfigure locales</text:p>
      <text:p text:style-name="Text_20_body"/>
      <text:h text:style-name="Heading_20_2" text:outline-level="2">Instalar los paquetes para el soporte de LaTeX <office:annotation><dc:creator>Lisset Vera</dc:creator><dc:date>2010-10-07T00:00:00</dc:date><text:p>Los títulos no deben llevar puntos finales</text:p></office:annotation><office:annotation><dc:creator>Lilibeth Ramírez</dc:creator><dc:date>2010-10-25T00:00:00</dc:date><text:p>Respuesta a Lisset Vera (07/10/2010, 14:08): "Corregido"</text:p><text:p/></office:annotation></text:h>
      <text:p text:style-name="Codigo">Covetel-server:~# aptitude install texlive-latex3 texlive texlive-lang-spanish texlive-base <text:s/>texlive-latex-extra</text:p>
      <text:h text:style-name="P24" text:outline-level="2" text:is-list-header="true"/>
      <text:h text:style-name="P29" text:outline-level="2">Instalar las librerías de Perl requeridas por la aplicación<office:annotation><dc:creator>Lisset Vera</dc:creator><dc:date>2010-10-07T00:00:00</dc:date><text:p>Los títulos no deben puntos finales.</text:p><text:p/><text:p>Aplica para todos los subtítulos de esta sección</text:p></office:annotation><office:annotation><dc:creator>Lilibeth Ramírez</dc:creator><dc:date>2010-10-25T00:00:00</dc:date><text:p>Respuesta a Lisset Vera (07/10/2010, 14:27): "Corregir"</text:p><text:p/></office:annotation></text:h>
      <text:p text:style-name="P9"><text:tab/>Este sistema utiliza un conjunto de librerías específicas de Perl, cuyas versiones no se encuentran empaquetadas oficialmente en Debian Lenny. <text:s/>Por esta razón, nuestro equipo de desarrollo construyo un paquete Debian que contiene las librerías. </text:p>
      <text:p text:style-name="Text_20_body"/>
      <text:h text:style-name="Heading_20_3" text:outline-level="3">Descargar el paquete <text:a xlink:type="simple" xlink:href="http://www.covetel.com.ve/cnti1409/cnti1409-libs_0.3-1_i386.deb">cnti1409-libs_0.3-1_i386.deb</text:a></text:h>
      <text:p text:style-name="P16">covetel-server:~# wget \ <text:a xlink:type="simple" xlink:href="http://www.covetel.com.ve/cnti1409/cnti1409-libs_0.3-1_i386.deb">http://www.covetel.com.ve/cnti1409/cnti1409-libs_0.3-1_i386.de</text:a>b</text:p>
      <text:h text:style-name="Heading_20_3" text:outline-level="3">Instalar el paquete</text:h>
      <text:p text:style-name="Codigo">covetel-server:~# dpkg -i cnti1409-libs_0.3-1_i386.deb</text:p>
      <text:p text:style-name="P46"/>
      <text:h text:style-name="Heading_20_2" text:outline-level="2"><text:span text:style-name="T11">Instalar el paquete CNTI1409 que contiene la aplicación</text:span></text:h>
      <text:h text:style-name="Heading_20_3" text:outline-level="3">Descargar el paquete </text:h>
      <text:p text:style-name="P16">covetel-server:~# wget \ </text:p>
      <text:p text:style-name="P53">http://www.covetel.com.ve/cnti1409/cnti1409_0.3-1_i386.deb</text:p>
      <text:h text:style-name="Heading_20_3" text:outline-level="3">Instalar el paquete</text:h>
      <text:p text:style-name="P54">covetel-server:~# dpkg -i cnti1409_0.3-1_i386.deb</text:p>
      <text:h text:style-name="P26" text:outline-level="1">Configuración de la Base de Datos <office:annotation><dc:creator>Lisset Vera</dc:creator><dc:date>2010-10-07T00:00:00</dc:date><text:p>Los títulos no deben llevar punto y final tomar esto en cuenta para los títulos de esta página</text:p></office:annotation><office:annotation><dc:creator>Lilibeth Ramírez</dc:creator><dc:date>2010-10-25T00:00:00</dc:date><text:p>Respuesta a Lisset Vera (07/10/2010, 14:41): "Corregido"</text:p><text:p/></office:annotation></text:h>
      <text:h text:style-name="Heading_20_2" text:outline-level="2">Instalar el servidor de base de datos</text:h>
      <text:p text:style-name="Text_20_body"><text:tab/>Recuerde que este paso debe hacerlo <office:annotation><dc:creator>Lisset Vera</dc:creator><dc:date>2010-10-07T00:00:00</dc:date><text:p>Cambiar esta redacción por: “... este paso debe hacerlo autenticado como usuario root”</text:p></office:annotation><office:annotation><dc:creator>Lilibeth Ramírez</dc:creator><dc:date>2010-10-25T00:00:00</dc:date><text:p>Respuesta a Lisset Vera (07/10/2010, 14:55): "Corregido"</text:p><text:p/></office:annotation><text:span text:style-name="T28">autenticado </text:span>como usuario root. </text:p>
      <text:p text:style-name="Text_20_body"/>
      <text:p text:style-name="Codigo"># aptitude install postgresql-8.3</text:p>
      <text:p text:style-name="Text_20_body"/>
      <text:h text:style-name="Heading_20_2" text:outline-level="2">Configuración del servidor de base de datos. </text:h>
      <text:h text:style-name="Heading_20_3" text:outline-level="3">Verifique que el servidor esta escuchando en todas las interfaces.</text:h>
      <text:p text:style-name="P9"><text:tab/>Usualmente es común tener la base de datos en un servidor separado del servidor de la aplicación, en este caso, si usted no cuenta con un servidor PostgreSQL correctamente configurado, debe indicarle que <text:span text:style-name="T28">cheque</text:span><office:annotation><dc:creator>Lisset Vera</dc:creator><dc:date>2010-10-07T00:00:00</dc:date><text:p>Cambiar la palabra escuche y escucha, usar una palabra más técnica</text:p></office:annotation><office:annotation><dc:creator>Lilibeth Ramírez</dc:creator><dc:date>2010-10-25T00:00:00</dc:date><text:p>Respuesta a Lisset Vera (07/10/2010, 14:57): "Corregido"</text:p><text:p/></office:annotation> en las demás interfaces de red, ya que por defecto, solo escucha en localhost. </text:p>
      <text:p text:style-name="Text_20_body"/>
      <text:p text:style-name="Codigo"># grep "listen_address" /etc/postgresql/8.3/main/postgresql.conf</text:p>
      <text:p text:style-name="P9"><text:tab/>Si el resultado <text:span text:style-name="T28">es similar al siguiente comando</text:span><office:annotation><dc:creator>Lisset Vera</dc:creator><dc:date>2010-10-07T00:00:00</dc:date><text:p>Cambiar por “el resultado es similar a la siguiente línea de comando”</text:p></office:annotation><office:annotation><dc:creator>Lilibeth Ramírez</dc:creator><dc:date>2010-10-25T00:00:00</dc:date><text:p>Respuesta a Lisset Vera (07/10/2010, 15:03): "Corregido"</text:p><text:p/></office:annotation>: </text:p>
      <text:p text:style-name="Codigo">listen_addresses = '*'</text:p>
      <text:p text:style-name="P9"><text:tab/><text:span text:style-name="T29">Se ha conseguido el objetivo deseado</text:span><office:annotation><dc:creator>Lisset Vera</dc:creator><dc:date>2010-10-07T00:00:00</dc:date><text:p>Cambiar el “entonces vamos bien” por algo más técnico</text:p></office:annotation><office:annotation><dc:creator>Lilibeth Ramírez</dc:creator><dc:date>2010-10-25T00:00:00</dc:date><text:p>Respuesta a Lisset Vera (07/10/2010, 15:44): "Corregido"</text:p><text:p/></office:annotation>, de lo contrario, por favor abra este archivo con un editor de textos y busque el parámetro, que usualmente se encuentra comentado y en la l<text:span text:style-name="T29">í</text:span><office:annotation><dc:creator>Lisset Vera</dc:creator><dc:date>2010-10-07T00:00:00</dc:date><text:p>Línea lleva acento ortográfico en la letra “i”</text:p></office:annotation><office:annotation><dc:creator>Lilibeth Ramírez</dc:creator><dc:date>2010-10-25T00:00:00</dc:date><text:p>Respuesta a Lisset Vera (07/10/2010, 15:45): "Correcto"</text:p><text:p/></office:annotation>nea 56, y edite esto para que se parezca al valor esperado. En el siguiente bloque de código puede ver un ejemplo de como puede editar este archivo. </text:p>
      <text:p text:style-name="Codigo">vim /etc/postgresql/8.3/main/postgresql.conf</text:p>
      <text:p text:style-name="Text_20_body"/>
      <text:h text:style-name="Heading_20_3" text:outline-level="3">Reinicie el servidor</text:h>
      <text:p text:style-name="Codigo"># invoke-rc.d postgresql-8.3 restart </text:p>
      <text:h text:style-name="Heading_20_3" text:outline-level="3"><text:soft-page-break/>Permitir que el usuario admin se autentique. </text:h>
      <text:p text:style-name="P9"><text:tab/>Para hacer esta tarea, <text:span text:style-name="T30">se recomienda que</text:span><office:annotation><dc:creator>Lisset Vera</dc:creator><dc:date>2010-10-07T00:00:00</dc:date><text:p>Cuando se escribe deberá se esta diciendo que es obligatorio, sin embargo posteriormente se contradicen cuando dicen que no es indispensable. Por favor mejorar redacción.</text:p><text:p/><text:p>Si no es obligatorio comiencen diciendo que : “Se recomienda que se conozca la dirección IP del servidor en donde está corriendo el sistema, debido a que el punto de vista de seguridad ...”</text:p></office:annotation><office:annotation><dc:creator>Lilibeth Ramírez</dc:creator><dc:date>2010-10-25T00:00:00</dc:date><text:p>Respuesta a Lisset Vera (07/10/2010, 15:46): "Corregido"</text:p><text:p/></office:annotation> cono<text:span text:style-name="T30">zca</text:span> <text:span text:style-name="T30">l</text:span>a dirección IP del servidor en donde est<text:span text:style-name="T30">á</text:span><office:annotation><dc:creator>Lisset Vera</dc:creator><dc:date>2010-10-07T00:00:00</dc:date><text:p>Está lleva acento ortográfico en la letra “á”</text:p></office:annotation><office:annotation><dc:creator>Lilibeth Ramírez</dc:creator><dc:date>2010-10-25T00:00:00</dc:date><text:p>Respuesta a Lisset Vera (07/10/2010, 15:45): "Corregido"</text:p><text:p/></office:annotation> corriendo el sistem<text:span text:style-name="T30">a,</text:span> nuestra recomendación desde el punto de vista de seguridad, es que solo permita conexiones a la base de datos, del usuario y el servidor en donde esta corriendo el sistema. </text:p>
      <text:p text:style-name="P9"/>
      <text:p text:style-name="P9"><text:tab/><office:annotation><dc:creator>Lisset Vera</dc:creator><dc:date>2010-10-07T00:00:00</dc:date><text:p>Cambiar por “Posteriormente, debe editar nuevamente ...”</text:p></office:annotation><office:annotation><dc:creator>Lilibeth Ramírez</dc:creator><dc:date>2010-10-25T00:00:00</dc:date><text:p>Respuesta a Lisset Vera (07/10/2010, 15:50): "Corregido"</text:p><text:p/></office:annotation><text:span text:style-name="T31">Posteriormente debe editar nuevamente </text:span>un archivo de configuración de Postgres, en donde se definen las reglas básicas de conexión y autorización al servidor. </text:p>
      <text:p text:style-name="Text_20_body"/>
      <text:h text:style-name="Heading_20_4" text:outline-level="4">Editar el archivo /etc/postgresql/8.3/main/pg_hba.conf<office:annotation><dc:creator>Lisset Vera</dc:creator><dc:date>2010-10-07T00:00:00</dc:date><text:p>Acomodar el esquema debido a que debería se consecutivo es decir debería ser 6.2.3.1 y así sucesivamente.</text:p></office:annotation><office:annotation><dc:creator>Lilibeth Ramírez</dc:creator><dc:date>2010-10-26T00:00:00</dc:date><text:p>Respuesta a Lisset Vera (07/10/2010, 15:53): "Corregido"</text:p><text:p/></office:annotation></text:h>
      <text:p text:style-name="Codigo"># vim /etc/postgresql/8.3/main/pg_hba.conf </text:p>
      <text:h text:style-name="Heading_20_4" text:outline-level="4">Agregar la siguiente entrada, preferiblemente al final del archivo <office:annotation><dc:creator>Lisset Vera</dc:creator><dc:date>2010-10-07T00:00:00</dc:date><text:p>Los títulos no deben llevar punto y final, tomar en cuenta para los posteriores subtítulos.</text:p><text:p/></office:annotation><office:annotation><dc:creator>Lilibeth Ramírez</dc:creator><dc:date>2010-10-26T00:00:00</dc:date><text:p>Respuesta a Lisset Vera (07/10/2010, 15:51): "Corregido"</text:p><text:p/></office:annotation></text:h>
      <text:p text:style-name="Codigo">host <text:s text:c="3"/>validador <text:s text:c="2"/>admin <text:s text:c="6"/>192.168.1.129/32 <text:s text:c="7"/>md5</text:p>
      <text:h text:style-name="Heading_20_4" text:outline-level="4">Acerca de los valores. </text:h>
      <text:p text:style-name="P9"><text:tab/>Por defecto, la base de datos se llama <text:span text:style-name="T11">validador, </text:span><text:span text:style-name="T3">el usuario de la base de datos se llama</text:span><text:span text:style-name="T11"> admin </text:span><text:span text:style-name="T3">y la dirección IP que ve en el ejemplo </text:span><text:span text:style-name="T5">es</text:span><text:span text:style-name="T3"> </text:span><text:span text:style-name="T3"><office:annotation><dc:creator>Lisset Vera</dc:creator><dc:date>2010-10-07T00:00:00</dc:date><text:p>Incluir la palabra “es” después de la palabra “ejemplo”.</text:p><text:p/><text:p>eliminar”es la dirección IP de la máquina que estoy usando para escribir este manual” luego punto y seguido “el único valor que deberá cambiar es esta dirección IP, colocando la dirección IP del ...”</text:p></office:annotation></text:span><text:span text:style-name="T3"><office:annotation><dc:creator>Lilibeth Ramírez</dc:creator><dc:date>2010-10-26T00:00:00</dc:date><text:p>Respuesta a Lisset Vera (07/10/2010, 15:58): "Corregido"</text:p><text:p/></office:annotation></text:span><text:span text:style-name="T11">192.168.1.129/32</text:span><text:span text:style-name="T3">, es la dirección IP de la máquina que estoy usando para escribir este manual, el único valor que estrictamente debería cambiar es este último, en lugar de esta dirección IP, usted debe colocar la dirección IP del servidor que uso para instalar el sistema. </text:span></text:p>
      <text:p text:style-name="P12"/>
      <text:p text:style-name="P9"><text:span text:style-name="T3"><text:tab/></text:span><text:span text:style-name="T3"><office:annotation><dc:creator>Lisset Vera</dc:creator><dc:date>2010-10-07T00:00:00</dc:date><text:p>Por favor corregir la redacción de este párrafo, colocar la redacción más técnica y menos coloquial</text:p></office:annotation></text:span><text:span text:style-name="T3">Usted </text:span><text:span text:style-name="T5">tiene la</text:span><text:span text:style-name="T3"> libe</text:span><text:span text:style-name="T5">rtad</text:span><text:span text:style-name="T3"> de cambiar los valores por defecto de conexión a la base de datos, siempre y cuando </text:span><text:span text:style-name="T5">tenga los conocimientos mínimos necesarios para hacerlo</text:span><text:span text:style-name="T3">. <text:s/></text:span><text:span text:style-name="T5">R</text:span><text:span text:style-name="T3">ecuerde </text:span><text:span text:style-name="T5">recapitular</text:span><text:span text:style-name="T3"> los pasos que se encuentran en la sección de configuración de la </text:span><text:span text:style-name="T3">aplicación, relacionado con el archivo </text:span><text:span text:style-name="T11">configuracion.yml, </text:span><text:span text:style-name="T5">en caso de que requiera hacer el cambio y p</text:span><text:span text:style-name="T3">osteriormente, no olvide reiniciar el servicio postgresql-8.3. </text:span></text:p>
      <text:p text:style-name="P14"/>
      <text:h text:style-name="P29" text:outline-level="2"><text:soft-page-break/>Crear la base de datos <office:annotation><dc:creator>Lisset Vera</dc:creator><dc:date>2010-10-07T00:00:00</dc:date><text:p>Los títulos no deben llevar punto y final</text:p></office:annotation><office:annotation><dc:creator>Lilibeth Ramírez</dc:creator><dc:date>2010-10-26T00:00:00</dc:date><text:p>Respuesta a Lisset Vera (07/10/2010, 16:37): "Corregido"</text:p><text:p/></office:annotation></text:h>
      <text:h text:style-name="P30" text:outline-level="3">Iniciar sesión con el usuario postgres</text:h>
      <text:p text:style-name="Codigo"># su postgres</text:p>
      <text:p text:style-name="Text_20_body"/>
      <text:h text:style-name="Heading_20_3" text:outline-level="3">Crear el usuario</text:h>
      <text:p text:style-name="Text_20_body"><text:tab/>Recuerde que en este manual, <office:annotation><dc:creator>Lisset Vera</dc:creator><dc:date>2010-10-07T00:00:00</dc:date><text:p>Cambiar “estoy usando” por “se esta utilizando los valores por defecto...”</text:p></office:annotation><office:annotation><dc:creator>Lilibeth Ramírez</dc:creator><dc:date>2010-10-26T00:00:00</dc:date><text:p>Respuesta a Lisset Vera (07/10/2010, 16:39): "Corregido"</text:p><text:p/></office:annotation><text:span text:style-name="T32">se esta utilizado</text:span> valores por defecto, si usted ha decidido cambiar esto, use sus valores en lugar de <text:span text:style-name="T32">é</text:span><office:annotation><dc:creator>Lisset Vera</dc:creator><dc:date>2010-10-07T00:00:00</dc:date><text:p>Éstos lleva acento en la letra “e”</text:p></office:annotation><office:annotation><dc:creator>Lilibeth Ramírez</dc:creator><dc:date>2010-10-26T00:00:00</dc:date><text:p>Respuesta a Lisset Vera (07/10/2010, 16:39): "Corregido"</text:p><text:p/></office:annotation>stos. </text:p>
      <text:p text:style-name="Codigo">$ createuser -P admin</text:p>
      <text:p text:style-name="Codigo">Ingrese la contraseña para el nuevo rol:</text:p>
      <text:p text:style-name="Codigo">¿Será el nuevo rol un superusuario? (s/n) n </text:p>
      <text:p text:style-name="Codigo">¿Debe permitírsele al rol la creación de bases de datos? (s/n) s </text:p>
      <text:p text:style-name="Codigo">¿Debe permitírsele al rol la creación de otros roles? (s/n) n </text:p>
      <text:p text:style-name="Text_20_body"/>
      <text:h text:style-name="Heading_20_3" text:outline-level="3">Crear la base de datos <office:annotation><dc:creator>Lisset Vera</dc:creator><dc:date>2010-10-07T00:00:00</dc:date><text:p>Los títulos no deben llevar punto y final</text:p></office:annotation><office:annotation><dc:creator>Lilibeth Ramírez</dc:creator><dc:date>2010-10-26T00:00:00</dc:date><text:p>Respuesta a Lisset Vera (07/10/2010, 16:40): "Corregido"</text:p><text:p/></office:annotation></text:h>
      <text:p text:style-name="P9"><text:tab/><text:span text:style-name="T32">R</text:span>ecuerd<text:span text:style-name="T32">e</text:span> <text:span text:style-name="T32">siempre</text:span><office:annotation><dc:creator>Lisset Vera</dc:creator><dc:date>2010-10-07T00:00:00</dc:date><text:p>Por favor redactar este párrafo de manera más técnica y menos coloquial</text:p></office:annotation><office:annotation><dc:creator>Lilibeth Ramírez</dc:creator><dc:date>2010-10-26T00:00:00</dc:date><text:p>Respuesta a Lisset Vera (07/10/2010, 16:40): "Corregido"</text:p><text:p/></office:annotation> <text:span text:style-name="T32">tener presente</text:span> los valores por defecto <text:span text:style-name="T32">del archivo que desee <text:s/>editar.</text:span> <text:span text:style-name="T32">E</text:span>l siguiente comando sirve para crear una base de datos llamada <text:span text:style-name="T11">validador</text:span>, que pertenece al usuario <text:span text:style-name="T11">admin</text:span>. </text:p>
      <text:p text:style-name="Codigo">$ createdb validador -O admin</text:p>
      <text:p text:style-name="Codigo"/>
      <text:p text:style-name="Codigo">$ exit</text:p>
      <text:p text:style-name="Text_20_body"/>
      <text:h text:style-name="P25" text:outline-level="3">Cargar la base de datos <office:annotation><dc:creator>Lisset Vera</dc:creator><dc:date>2010-10-07T00:00:00</dc:date><text:p>Los títulos no deben llevar punto y final</text:p></office:annotation><office:annotation><dc:creator>Lilibeth Ramírez</dc:creator><dc:date>2010-10-26T00:00:00</dc:date><text:p>Respuesta a Lisset Vera (07/10/2010, 16:41): "Corregido"</text:p><text:p/></office:annotation></text:h>
      <text:p text:style-name="Text_20_body"><text:tab/>Existe un script SQL para la creación de la base de datos que se encuentra en un archivo en formato tar.gz que puede descargar desde la dirección indicada. </text:p>
      <text:h text:style-name="Heading_20_4" text:outline-level="4">Descargar el script de la base de datos</text:h>
      <text:p text:style-name="Codigo">cnti1409-database:~# wget \ http://www.covetel.com.ve/cnti1409/cnti1409-bd.tar.gz</text:p>
      <text:h text:style-name="Heading_20_4" text:outline-level="4">Descomprimir el archivo</text:h>
      <text:p text:style-name="Codigo">cnti1409-database:~# tar -zxvf cnti1409-bd.tar.gz </text:p>
      <text:h text:style-name="Heading_20_4" text:outline-level="4">Cargamos validador.sql usando psql. </text:h>
      <text:p text:style-name="Codigo">cnti1409-database:~# cd BD/</text:p>
      <text:p text:style-name="Codigo">cnti1409-database:~/BD# psql -U admin -h localhost \</text:p>
      <text:p text:style-name="Codigo"><text:s/>validador &lt; validador.sql</text:p>
      <text:p text:style-name="Text_20_body"/>
      <text:h text:style-name="P26" text:outline-level="1">Configuración de OpenLDAP<office:annotation><dc:creator>Lisset Vera</dc:creator><dc:date>2010-10-07T00:00:00</dc:date><text:p>Los títulos no </text:p><text:p>Tomar en cuenta esta observación para el resto de los títulos de esta página</text:p></office:annotation><office:annotation><dc:creator>Lilibeth Ramírez</dc:creator><dc:date>2010-10-26T00:00:00</dc:date><text:p>Respuesta a Lisset Vera (07/10/2010, 16:42): "Corregido"</text:p><text:p/></office:annotation></text:h>
      <text:p text:style-name="P9"><text:tab/><office:annotation><dc:creator>Lisset Vera</dc:creator><dc:date>2010-10-07T00:00:00</dc:date><text:p>Si se le va a colocar una sangría de 1cm, cuando las normas UPEL dicen que son 0,5 se coloca en todos los apartados no en éste solamente. Por favor Arreglar el resto del documento</text:p></office:annotation><office:annotation><dc:creator>Lilibeth Ramírez</dc:creator><dc:date>2010-10-26T00:00:00</dc:date><text:p>Respuesta a Lisset Vera (07/10/2010, 16:43): "Corregido"</text:p><text:p/></office:annotation>El sistema busca la información de usuarios y roles,<office:annotation><dc:creator>Lisset Vera</dc:creator><dc:date>2010-10-07T00:00:00</dc:date><text:p>Eliminar coma (,)</text:p></office:annotation><office:annotation><dc:creator>Lilibeth Ramírez</dc:creator><dc:date>2010-10-26T00:00:00</dc:date><text:p>Respuesta a Lisset Vera (07/10/2010, 16:45): "Corregido"</text:p><text:p/></office:annotation> en una rama espec<text:span text:style-name="T33">í</text:span><office:annotation><dc:creator>Lisset Vera</dc:creator><dc:date>2010-10-07T00:00:00</dc:date><text:p>Específica lleva acento ortográfico en la letra “i”</text:p></office:annotation><office:annotation><dc:creator>Lilibeth Ramírez</dc:creator><dc:date>2010-10-26T00:00:00</dc:date><text:p>Respuesta a Lisset Vera (07/10/2010, 16:47): "Corregido"</text:p><text:p/></office:annotation>fica de LDAP, usted es libre de alterar la configuración por defecto relacionada con la conexión a LDAP y la forma en la que se organizan las ramas <text:span text:style-name="T34">inclusive, </text:span><office:annotation><dc:creator>Lisset Vera</dc:creator><dc:date>2010-10-07T00:00:00</dc:date><text:p>Cambiar el “y” por “ inclusive, la información”</text:p></office:annotation><office:annotation><dc:creator>Lilibeth Ramírez</dc:creator><dc:date>2010-10-26T00:00:00</dc:date><text:p>Respuesta a Lisset Vera (07/10/2010, 16:48): "Corregido"</text:p><text:p/></office:annotation>la información contenida en ellas, pero debe estar seguro de cada paso que realiza y el impacto que esto puede tener en el sistema. </text:p>
      <text:p text:style-name="P9"/>
      <text:p text:style-name="P9"><text:tab/>Le suministramos una serie de recursos, con la intensión de que la configuración inicial y puesta en marcha del servidor LDAP sea lo mas fácil y rápido posible. </text:p>
      <text:p text:style-name="P9"/>
      <text:p text:style-name="P9"><text:tab/>Le recordamos que esta información igualmente debe ser útil si quisiera cargar esta rama a un servidor LDAP en actualmente en producción. </text:p>
      <text:p text:style-name="Text_20_body"/>
      <text:p text:style-name="Text_20_body"><text:tab/>Inicialmente debe descargar los archivos relacionados a LDAP. </text:p>
      <text:p text:style-name="Text_20_body"/>
      <text:p text:style-name="Codigo">cnti1409-ldap:~# wget \ http://www.covetel.com.ve/cnti1409/cnti1409-ldap.tar.gz</text:p>
      <text:p text:style-name="Text_20_body"><text:tab/>Luego debe descomprimir este archivo de la siguiente manera. </text:p>
      <text:p text:style-name="Codigo">cnti1409-ldap:~# tar -zxvf cnti1409-ldap.tar.gz</text:p>
      <text:p text:style-name="Text_20_body"><text:tab/>En la carpeta LDAP, vamos a encontrar dos archivos importantes: </text:p>
      <text:p text:style-name="Text_20_body"/>
      <text:list text:style-name="L6">
        <text:list-item>
          <text:p text:style-name="P45"><text:span text:style-name="T11">estructura.ldif</text:span> : <office:annotation><dc:creator>Lisset Vera</dc:creator><dc:date>2010-10-07T00:00:00</dc:date><text:p>Luego de los dos puntos no se escribe en mayúscula.</text:p><text:p>Tomar en cuenta este observación para el punto que sigue</text:p></office:annotation><office:annotation><dc:creator>Lilibeth Ramírez</dc:creator><dc:date>2010-10-26T00:00:00</dc:date><text:p>Respuesta a Lisset Vera (07/10/2010, 16:49): "Corregido"</text:p><text:p/></office:annotation><text:span text:style-name="T34">e</text:span>ste archivo contiene el árbol LDAP. </text:p>
        </text:list-item>
        <text:list-item>
          <text:p text:style-name="P45"><text:span text:style-name="T11">slapd.conf</text:span> : <text:span text:style-name="T34">e</text:span>ste archivo contiene la configuración básica del servidor LDAP. </text:p>
        </text:list-item>
      </text:list>
      <text:p text:style-name="Text_20_body"/>
      <text:p text:style-name="Text_20_body"/>
      <text:p text:style-name="Text_20_body"/>
      <text:p text:style-name="Text_20_body"/>
      <text:p text:style-name="Text_20_body"/>
      <text:p text:style-name="Text_20_body"/>
      <text:h text:style-name="Heading_20_2" text:outline-level="2"><text:soft-page-break/>Instalación y configuración</text:h>
      <text:h text:style-name="Heading_20_3" text:outline-level="3">Instalar el servidor LDAP. </text:h>
      <text:p text:style-name="Codigo"># aptitude install slapd ldap-utils</text:p>
      <text:p text:style-name="P9"><text:tab/>El comando anterior instalar<text:span text:style-name="T35">á</text:span><office:annotation><dc:creator>Lisset Vera</dc:creator><dc:date>2010-10-07T00:00:00</dc:date><text:p>Instalará lleva acento ortográfico en la última “a”</text:p><text:p>Igual que preguntará</text:p></office:annotation><office:annotation><dc:creator>Lilibeth Ramírez</dc:creator><dc:date>2010-10-26T00:00:00</dc:date><text:p>Respuesta a Lisset Vera (07/10/2010, 16:50): "Corregido"</text:p><text:p/></office:annotation> el servicio slapd<office:annotation><dc:creator>Lisset Vera</dc:creator><dc:date>2010-10-07T00:00:00</dc:date><text:p>Eliminar la coma (,)</text:p></office:annotation><office:annotation><dc:creator>Lilibeth Ramírez</dc:creator><dc:date>2010-10-26T00:00:00</dc:date><text:p>Respuesta a Lisset Vera (07/10/2010, 16:50): "Corregido"</text:p><text:p/></office:annotation> y le preguntará por una contraseña, la cual es justamente la contraseña del usuario admin.<office:annotation><dc:creator>Lisset Vera</dc:creator><dc:date>2010-10-07T00:00:00</dc:date><text:p>Colocar punto y aparte. Luego “Ésta se debe proporcionar....”</text:p></office:annotation><office:annotation><dc:creator>Lilibeth Ramírez</dc:creator><dc:date>2010-10-26T00:00:00</dc:date><text:p>Respuesta a Lisset Vera (07/10/2010, 16:55): "Corregido"</text:p><text:p/></office:annotation> </text:p>
      <text:p text:style-name="P9"><text:tab/><text:span text:style-name="T36">É</text:span>sta es la contraseña que debe proporcionar en el archivo <text:span text:style-name="T11">configuracion.yml</text:span> en la sección de <text:s/>conexión a LDAP. </text:p>
      <text:p text:style-name="Text_20_body"><text:tab/></text:p>
      <text:h text:style-name="Heading_20_3" text:outline-level="3">Cargar el árbol y el fichero de configuración proporcionados. </text:h>
      <text:h text:style-name="Heading_20_4" text:outline-level="4">Detener el servicio slapd<office:annotation><dc:creator>Lisset Vera</dc:creator><dc:date>2010-10-07T00:00:00</dc:date><text:p>Seguir con el esquema de numeración para este caso es 7.1.2.1</text:p><text:p/><text:p>Tomar esto en cuenta para todos los siguientes</text:p></office:annotation><office:annotation><dc:creator>Lilibeth Ramírez</dc:creator><dc:date>2010-10-26T00:00:00</dc:date><text:p>Respuesta a Lisset Vera (07/10/2010, 16:43): "Corregido"</text:p><text:p/></office:annotation></text:h>
      <text:p text:style-name="Codigo"># invoke-rc.d slapd stop</text:p>
      <text:h text:style-name="Heading_20_4" text:outline-level="4">Copiar el archivo de configuración de slapd <office:annotation><dc:creator>Lisset Vera</dc:creator><dc:date>2010-10-07T00:00:00</dc:date><text:p>x</text:p></office:annotation></text:h>
      <text:p text:style-name="Codigo">cnti1409-ldap:~/LDAP# cp slapd.conf /etc/ldap/</text:p>
      <text:h text:style-name="Heading_20_4" text:outline-level="4">Cargar el árbol.</text:h>
      <text:p text:style-name="Codigo"># slapadd -f /etc/ldap/slapd.conf -l estructura.ldif</text:p>
      <text:h text:style-name="Heading_20_4" text:outline-level="4">Indexar</text:h>
      <text:p text:style-name="Text_20_body"><text:tab/>El sistema va indicar una advertencia </text:p>
      <text:p text:style-name="Codigo"># slapindex -f /etc/ldap/slapd.conf</text:p>
      <text:h text:style-name="Heading_20_4" text:outline-level="4">Establecer los permisos</text:h>
      <text:p text:style-name="Codigo"># chown openldap.openldap /var/lib/ldap -R </text:p>
      <text:p text:style-name="Codigo"># chown openldap.openldap /etc/ldap/ -R </text:p>
      <text:h text:style-name="Heading_20_4" text:outline-level="4"><text:soft-page-break/>Iniciar el servicio slapd. </text:h>
      <text:p text:style-name="Codigo"># invoke-rc.d slapd start </text:p>
      <text:h text:style-name="Heading_20_3" text:outline-level="3" text:is-list-header="true"/>
      <text:h text:style-name="P25" text:outline-level="3">Probar y verificar que los datos están en su lugar. <office:annotation><dc:creator>Lisset Vera</dc:creator><dc:date>2010-10-07T00:00:00</dc:date><text:p>Los títulos no deben llevar punto y final.</text:p><text:p>Tomar en cuenta esta observación para el resto de los títulos de esta página</text:p><text:p/><text:p>Cambiar por “...están en el lugar correcto”</text:p></office:annotation></text:h>
      <text:h text:style-name="Heading_20_4" text:outline-level="4">Verificar que el usuario ucnti existe.</text:h>
      <text:p text:style-name="Text_20_body"><text:tab/>Recuerde presionar la tecla Enter cuando el cliente LDAP le pida la contraseña. </text:p>
      <text:p text:style-name="Codigo"># ldapsearch -h localhost -x -W -b \</text:p>
      <text:p text:style-name="Codigo">ou=cnti1409,dc=cnti,dc=gob,dc=ve \</text:p>
      <text:p text:style-name="Codigo">'(&amp;(objectClass=posixAccount)(uid=ucnti))'</text:p>
      <text:p text:style-name="Codigo"/>
      <text:p text:style-name="Codigo">Enter LDAP Password: <text:span text:style-name="T11">(Enter)</text:span></text:p>
      <text:p text:style-name="Text_20_body"><text:tab/>El resultado esperado del comando anterior es el siguiente: </text:p>
      <text:p text:style-name="P20"># ucnti, Usuarios, cnti1409, cnti.gob.ve </text:p>
      <text:p text:style-name="P20">dn: uid=ucnti,ou=Usuarios,ou=cnti1409,dc=cnti,dc=gob,dc=ve </text:p>
      <text:p text:style-name="P20">objectClass: top </text:p>
      <text:p text:style-name="P20">objectClass: inetOrgPerson </text:p>
      <text:p text:style-name="P20">objectClass: posixAccount </text:p>
      <text:p text:style-name="P20">cn: Usuario CNTI </text:p>
      <text:p text:style-name="P20">uid: ucnti </text:p>
      <text:p text:style-name="P20">homeDirectory: /home/users/ucnti </text:p>
      <text:p text:style-name="P20">givenName: Usuario </text:p>
      <text:p text:style-name="P20">sn: CNTI </text:p>
      <text:p text:style-name="P20">mail: cnti@cnti.gob.ve </text:p>
      <text:p text:style-name="P20">gidNumber: 1000 </text:p>
      <text:p text:style-name="P20">uidNumber: 1000 </text:p>
      <text:p text:style-name="P20"/>
      <text:p text:style-name="P20"># search result </text:p>
      <text:p text:style-name="P20">search: 2 </text:p>
      <text:p text:style-name="P20">result: 0 Success </text:p>
      <text:p text:style-name="P20"/>
      <text:p text:style-name="P21"># numResponses: 2 </text:p>
      <text:p text:style-name="P21"># numEntries: 1 </text:p>
      <text:h text:style-name="Heading_20_4" text:outline-level="4"><text:soft-page-break/>Verificar que el rol Administrador existe. </text:h>
      <text:p text:style-name="Text_20_body"><text:tab/>Recuerde presionar la tecla Enter, cuando el cliente LDAP le pida la contraseña. </text:p>
      <text:p text:style-name="Codigo"># ldapsearch -h localhost -x -W -b \</text:p>
      <text:p text:style-name="Codigo">ou=cnti1409,dc=cnti,dc=gob,dc=ve \</text:p>
      <text:p text:style-name="Codigo">'(&amp;(objectClass=posixGroup)(cn=Administrador))'</text:p>
      <text:p text:style-name="Codigo"/>
      <text:p text:style-name="Codigo">Enter LDAP Password: <text:span text:style-name="T11">(Enter)</text:span></text:p>
      <text:p text:style-name="Text_20_body"><text:tab/>El resultado esperado del comando anterior es el siguiente: </text:p>
      <text:p text:style-name="Codigo"># Administrador, Roles, cnti1409, cnti.gob.ve </text:p>
      <text:p text:style-name="Codigo">dn: cn=Administrador,ou=Roles,ou=cnti1409,dc=cnti,dc=gob,dc=ve </text:p>
      <text:p text:style-name="Codigo">objectClass: posixGroup </text:p>
      <text:p text:style-name="Codigo">objectClass: top </text:p>
      <text:p text:style-name="Codigo">cn: Administrador </text:p>
      <text:p text:style-name="Codigo">gidNumber: 1000 </text:p>
      <text:p text:style-name="Codigo">memberUid: ucnti </text:p>
      <text:p text:style-name="Codigo"/>
      <text:p text:style-name="Codigo"># search result </text:p>
      <text:p text:style-name="Codigo">search: 2 </text:p>
      <text:p text:style-name="Codigo">result: 0 Success </text:p>
      <text:p text:style-name="P22"/>
      <text:p text:style-name="P22"># numResponses: 2 </text:p>
      <text:p text:style-name="P22"># numEntries: 1 </text:p>
      <text:p text:style-name="Text_20_body"/>
      <text:h text:style-name="P28" text:outline-level="4">Verificar que el rol AuditorJefe existe <office:annotation><dc:creator>Lisset Vera</dc:creator><dc:date>2010-10-07T00:00:00</dc:date><text:p>Los títulos no deben llevar punto y final</text:p></office:annotation><office:annotation><dc:creator>Lilibeth Ramírez</dc:creator><dc:date>2010-10-26T00:00:00</dc:date><text:p>Respuesta a Lisset Vera (07/10/2010, 16:57): "Corregido"</text:p><text:p/></office:annotation></text:h>
      <text:p text:style-name="Text_20_body"><text:tab/>Recuerde presionar la tecla Enter, cuando el cliente LDAP le pida la contraseña. </text:p>
      <text:p text:style-name="Codigo"># ldapsearch -h localhost -x -W -b \</text:p>
      <text:p text:style-name="Codigo">ou=cnti1409,dc=cnti,dc=gob,dc=ve \</text:p>
      <text:p text:style-name="Codigo">'(&amp;(objectClass=posixGroup)(cn=AuditorJefe))'</text:p>
      <text:p text:style-name="Codigo"/>
      <text:p text:style-name="Codigo">Enter LDAP Password: <text:span text:style-name="T11">(Enter)</text:span></text:p>
      <text:p text:style-name="Text_20_body"><text:tab/>El resultado esperado del comando anterior es el siguiente: </text:p>
      <text:p text:style-name="Codigo"># AuditorJefe, Roles, cnti1409, cnti.gob.ve </text:p>
      <text:p text:style-name="Codigo">dn: cn=AuditorJefe,ou=Roles,ou=cnti1409,dc=cnti,dc=gob,dc=ve </text:p>
      <text:p text:style-name="Codigo">objectClass: posixGroup </text:p>
      <text:p text:style-name="Codigo">objectClass: top </text:p>
      <text:p text:style-name="Codigo">cn: AuditorJefe </text:p>
      <text:p text:style-name="Codigo">gidNumber: 1002 </text:p>
      <text:p text:style-name="Codigo">memberUid: ucnti </text:p>
      <text:p text:style-name="Codigo"/>
      <text:p text:style-name="Codigo"># search result </text:p>
      <text:p text:style-name="Codigo">search: 2 </text:p>
      <text:p text:style-name="Codigo">result: 0 Success </text:p>
      <text:p text:style-name="Codigo"/>
      <text:p text:style-name="P22"># numResponses: 2 </text:p>
      <text:p text:style-name="P22"># numEntries: 1</text:p>
      <text:p text:style-name="Text_20_body"/>
      <text:h text:style-name="P28" text:outline-level="4">Verificar que el rol Auditor existe. </text:h>
      <text:p text:style-name="Text_20_body"><text:tab/>Recuerde presionar la tecla Enter, cuando el cliente LDAP le pida la contraseña. </text:p>
      <text:p text:style-name="Codigo"># ldapsearch -h localhost -x -W -b \</text:p>
      <text:p text:style-name="Codigo">ou=cnti1409,dc=cnti,dc=gob,dc=ve \</text:p>
      <text:p text:style-name="Codigo">'(&amp;(objectClass=posixGroup)(cn=Auditor))'</text:p>
      <text:p text:style-name="Codigo"/>
      <text:p text:style-name="Codigo">Enter LDAP Password: <text:span text:style-name="T11">(Enter)</text:span></text:p>
      <text:p text:style-name="Text_20_body"><text:tab/>El resultado esperado del comando anterior es el siguiente: </text:p>
      <text:p text:style-name="Codigo"># Auditor, Roles, cnti1409, cnti.gob.ve</text:p>
      <text:p text:style-name="Codigo">dn: cn=Auditor,ou=Roles,ou=cnti1409,dc=cnti,dc=gob,dc=ve</text:p>
      <text:p text:style-name="Codigo">objectClass: posixGroup</text:p>
      <text:p text:style-name="Codigo">objectClass: top</text:p>
      <text:p text:style-name="Codigo">cn: Auditor</text:p>
      <text:p text:style-name="Codigo">gidNumber: 1001</text:p>
      <text:p text:style-name="Codigo">memberUid: ucnti</text:p>
      <text:p text:style-name="Codigo"></text:p>
      <text:p text:style-name="Codigo"># search result</text:p>
      <text:p text:style-name="Codigo">search: 2</text:p>
      <text:p text:style-name="Codigo">result: 0 Success</text:p>
      <text:p text:style-name="Codigo"/>
      <text:p text:style-name="P22"># numResponses: 2 </text:p>
      <text:p text:style-name="P22"># numEntries: 1</text:p>
      <text:p text:style-name="P22"/>
      <text:h text:style-name="P26" text:outline-level="1">Configurar el Sistema</text:h>
      <text:p text:style-name="P9"><text:tab/>La configuración del sistema se encuentra en el archivo <text:span text:style-name="T11">configuracion.yml</text:span><text:span text:style-name="T3">, debe tomar en cuenta que este archivo est</text:span><text:span text:style-name="T6">á</text:span><text:span text:style-name="T3"><office:annotation><dc:creator>Lisset Vera</dc:creator><dc:date>2010-10-07T00:00:00</dc:date><text:p>Está lleva acento en la letra “a”</text:p></office:annotation></text:span><text:span text:style-name="T3"><office:annotation><dc:creator>Lilibeth Ramírez</dc:creator><dc:date>2010-10-26T00:00:00</dc:date><text:p>Respuesta a Lisset Vera (07/10/2010, 16:58): "Corregido"</text:p><text:p/></office:annotation></text:span><text:span text:style-name="T3"> escrito usando el lenguaje YAML</text:span><text:span text:style-name="T3"><text:note text:id="ftn1" text:note-class="footnote"><text:note-citation>1</text:note-citation><text:note-body><text:p text:style-name="Footnote">Para mas información sobre YAML, puede ir al siguiente enlace. http://www.yaml.org/spec/</text:p></text:note-body></text:note></text:span><text:span text:style-name="T3">, le recomendamos </text:span><text:span text:style-name="T3"><office:annotation><dc:creator>Lisset Vera</dc:creator><dc:date>2010-10-07T00:00:00</dc:date><text:p>Eliminar la palabra “encarecidamente”</text:p></office:annotation></text:span><text:span text:style-name="T3"><office:annotation><dc:creator>Lilibeth Ramírez</dc:creator><dc:date>2010-10-26T00:00:00</dc:date><text:p>Respuesta a Lisset Vera (07/10/2010, 16:58): "Corregido"</text:p><text:p/></office:annotation></text:span><text:span text:style-name="T3"> que evite el uso de tabulaciones en este archivo, si incluye alguna tabulación, entonces va a corromper el archivo, y esto va a causar que el sistema simplemente no arranque.</text:span></text:p>
      <text:p text:style-name="P14"/>
      <text:h text:style-name="Heading_20_2" text:outline-level="2"><text:span text:style-name="T3"><text:tab/></text:span><text:span text:style-name="T11">Configurar la conexión a la base de datos </text:span><text:span text:style-name="T11"><office:annotation><dc:creator>Lisset Vera</dc:creator><dc:date>2010-10-07T00:00:00</dc:date><text:p>Los títulos no deben llevar punto y final</text:p></office:annotation></text:span><text:span text:style-name="T11"><office:annotation><dc:creator>Lilibeth Ramírez</dc:creator><dc:date>2010-10-26T00:00:00</dc:date><text:p>Respuesta a Lisset Vera (07/10/2010, 16:58): "Corregido"</text:p><text:p/></office:annotation></text:span></text:h>
      <text:p text:style-name="P9"><text:span text:style-name="T11"><text:tab/></text:span><text:span text:style-name="T3">La configuración de la base de datos</text:span><text:span text:style-name="T3"><office:annotation><dc:creator>Lisset Vera</dc:creator><dc:date>2010-10-07T00:00:00</dc:date><text:p>Eliminar la coma (,)</text:p></office:annotation></text:span><text:span text:style-name="T3"><office:annotation><dc:creator>Lilibeth Ramírez</dc:creator><dc:date>2010-10-26T00:00:00</dc:date><text:p>Respuesta a Lisset Vera (07/10/2010, 16:59): "Corregido"</text:p><text:p/></office:annotation></text:span><text:span text:style-name="T3"> comienza en la l</text:span><text:span text:style-name="T7">í</text:span><text:span text:style-name="T3"><office:annotation><dc:creator>Lisset Vera</dc:creator><dc:date>2010-10-07T00:00:00</dc:date><text:p>Línea lleva acento ortográfico en la letra “i”</text:p></office:annotation></text:span><text:span text:style-name="T3"><office:annotation><dc:creator>Lilibeth Ramírez</dc:creator><dc:date>2010-10-26T00:00:00</dc:date><text:p>Respuesta a Lisset Vera (07/10/2010, 16:59): "Corregido"</text:p><text:p/></office:annotation></text:span><text:span text:style-name="T3">nea seis (6) del archivo configuracion.yml </text:span></text:p>
      <text:p text:style-name="P17"># cd /opt/CNTI-14-09/CNTI1409/</text:p>
      <text:p text:style-name="P18"># vim configuracion.yml</text:p>
      <text:p text:style-name="P18"/>
      <text:p text:style-name="P18"><text:s text:c="2"/>6 # Configuración de la base de datos. </text:p>
      <text:p text:style-name="P18"><text:s text:c="2"/>7 Model::DB: </text:p>
      <text:p text:style-name="P18"><text:s text:c="2"/>8 <text:s text:c="2"/>schema_class: Validador::Esquema </text:p>
      <text:p text:style-name="P18"><text:s text:c="2"/>9 <text:s text:c="2"/>connect_info: </text:p>
      <text:p text:style-name="P18"><text:s/>10 <text:s text:c="4"/><text:span text:style-name="T11">user:</text:span> <text:span text:style-name="T3">admin </text:span></text:p>
      <text:p text:style-name="P18"><text:s/>11 <text:s text:c="4"/><text:span text:style-name="T11">password</text:span>: <text:span text:style-name="T3">123321... </text:span></text:p>
      <text:p text:style-name="P18"><text:s/>12 <text:s text:c="4"/>dsn: dbi:Pg:dbname=validador;<text:span text:style-name="T11">host</text:span>=<text:span text:style-name="T3">localhost </text:span></text:p>
      <text:p text:style-name="P18"><text:s/>13 <text:s text:c="4"/>pg_enable_utf8: 1 </text:p>
      <text:p text:style-name="Text_20_body"/>
      <text:h text:style-name="Heading_20_3" text:outline-level="3">Atributos importantes</text:h>
      <text:h text:style-name="Heading_20_4" text:outline-level="4">User<office:annotation><dc:creator>Lisset Vera</dc:creator><dc:date>2010-10-07T00:00:00</dc:date><text:p>Continuar con el esquema establecido, es decir aquí seguiría 8.1.1.1</text:p><text:p>Eliminar los dos puntos</text:p><text:p>Tomar ambas observaciones en cuenta para los </text:p><text:p>subpunto siguientes</text:p></office:annotation><office:annotation><dc:creator>Lilibeth Ramírez</dc:creator><dc:date>2010-10-26T00:00:00</dc:date><text:p>Respuesta a Lisset Vera (07/10/2010, 16:59): "Corregido"</text:p><text:p/></office:annotation></text:h>
      <text:p text:style-name="P9"><text:tab/>Este campo<office:annotation><dc:creator>Lisset Vera</dc:creator><dc:date>2010-10-07T00:00:00</dc:date><text:p>Eliminar la coma (,)</text:p></office:annotation><office:annotation><dc:creator>Lilibeth Ramírez</dc:creator><dc:date>2010-10-26T00:00:00</dc:date><text:p>Respuesta a Lisset Vera (07/10/2010, 17:00): "Corregido"</text:p><text:p/></office:annotation> hace referencia al usuario de la base de datos, si usted cambio ese valor<office:annotation><dc:creator>Lisset Vera</dc:creator><dc:date>2010-10-07T00:00:00</dc:date><text:p>Eliminar la coma (,)</text:p></office:annotation><office:annotation><dc:creator>Lilibeth Ramírez</dc:creator><dc:date>2010-10-26T00:00:00</dc:date><text:p>Respuesta a Lisset Vera (07/10/2010, 17:00): "Corregido"</text:p><text:p/></office:annotation> por favor indique en lugar de admin, el nombre de usuario que configur<text:span text:style-name="T37">ó</text:span><office:annotation><dc:creator>Lisset Vera</dc:creator><dc:date>2010-10-07T00:00:00</dc:date><text:p>Configuró lleva acento ortográfico en la letra “o”</text:p></office:annotation><office:annotation><dc:creator>Lilibeth Ramírez</dc:creator><dc:date>2010-10-26T00:00:00</dc:date><text:p>Respuesta a Lisset Vera (07/10/2010, 17:01): "Corregido"</text:p><text:p/></office:annotation>. </text:p>
      <text:h text:style-name="Heading_20_4" text:outline-level="4"><text:soft-page-break/>Password: </text:h>
      <text:p text:style-name="P9"><text:tab/>En este campo debe colocar la contraseña del usuario de conexión a la base de datos. </text:p>
      <text:h text:style-name="Heading_20_4" text:outline-level="4">Host:</text:h>
      <text:p text:style-name="P9"><text:tab/>En este campo debe colocar la dirección IP o el nombre del host en donde se encuentra la base de datos. </text:p>
      <text:p text:style-name="Text_20_body"/>
      <text:h text:style-name="Heading_20_2" text:outline-level="2">Configurar la conexión a LDAP</text:h>
      <text:p text:style-name="Text_20_body"><text:tab/>La integración LDAP del sistema est<office:annotation><dc:creator>Lisset Vera</dc:creator><dc:date>2010-10-07T00:00:00</dc:date><text:p>Está lleva acento ortográfico en la letra “a”</text:p></office:annotation><office:annotation><dc:creator>Lilibeth Ramírez</dc:creator><dc:date>2010-10-26T00:00:00</dc:date><text:p>Respuesta a Lisset Vera (07/10/2010, 17:02): "Corregido"</text:p><text:p/></office:annotation><text:span text:style-name="T37">á</text:span> conformada por dos módulos, la autenticación y <office:annotation><dc:creator>Lisset Vera</dc:creator><dc:date>2010-10-07T00:00:00</dc:date><text:p>Tengo una duda ¿por qué colocan “la modelo” con genero femenino cuando debería se “el modelo LDAP”?</text:p></office:annotation><office:annotation><dc:creator>Lilibeth Ramírez</dc:creator><dc:date>2010-10-26T00:00:00</dc:date><text:p>Respuesta a Lisset Vera (07/10/2010, 17:02): "Técnicamente es la modelo de ldatos del sistema. Es un error que tienes en la interpretación del significado de la modelo de datos."</text:p><text:p/></office:annotation>la modelo LDAP, las dos deben apuntar al mismo servidor LDAP. </text:p>
      <text:p text:style-name="Text_20_body"/>
      <text:h text:style-name="Heading_20_3" text:outline-level="3">Configurar la autenticación LDAP</text:h>
      <text:p text:style-name="Text_20_body"><text:tab/>La configuración de la autenticación LDAP se encuentra en el archivo configuracion.yml,<office:annotation><dc:creator>Lisset Vera</dc:creator><dc:date>2010-10-07T00:00:00</dc:date><text:p>Insertar una coma (,)</text:p></office:annotation><office:annotation><dc:creator>Lilibeth Ramírez</dc:creator><dc:date>2010-10-26T00:00:00</dc:date><text:p>Respuesta a Lisset Vera (07/10/2010, 17:04): "Corregido"</text:p></office:annotation> en el bloque comprendido entre la l<text:span text:style-name="T37">í</text:span><office:annotation><dc:creator>Lisset Vera</dc:creator><dc:date>2010-10-07T00:00:00</dc:date><text:p>Línea lleva acento ortográfico en la letra “i”</text:p><text:p>Acomoda las dos veces que apararece</text:p></office:annotation><office:annotation><dc:creator>Lilibeth Ramírez</dc:creator><dc:date>2010-10-26T00:00:00</dc:date><text:p>Respuesta a Lisset Vera (07/10/2010, 17:04): "Corregido"</text:p><text:p/></office:annotation>nea 40 y la l<text:span text:style-name="T37">í</text:span>nea 71. Los valores importantes sobre la conexión se describen en la siguiente lista: </text:p>
      <text:h text:style-name="Heading_20_4" text:outline-level="4">ldap_server <text:s/><text:span text:style-name="T3">(l</text:span><text:span text:style-name="T3"><office:annotation><dc:creator>Lisset Vera</dc:creator><dc:date>2010-10-07T00:00:00</dc:date><text:p>Línea lleva acento ortográfico en la letra “i”</text:p></office:annotation></text:span><text:span text:style-name="T3"><office:annotation><dc:creator>Lilibeth Ramírez</dc:creator><dc:date>2010-10-26T00:00:00</dc:date><text:p>Respuesta a Lisset Vera (07/10/2010, 17:05): "Corregido"</text:p><text:p/></office:annotation></text:span><text:span text:style-name="T8">í</text:span><text:span text:style-name="T3">nea 50)</text:span></text:h>
      <text:p text:style-name="Text_20_body"><text:tab/>Aquí debe colocar la dirección del servidor LDAP. </text:p>
      <text:h text:style-name="Heading_20_4" text:outline-level="4">binddn <text:span text:style-name="T3">(l</text:span><text:span text:style-name="T8">í</text:span><text:span text:style-name="T3">ne</text:span><text:span text:style-name="T3"><office:annotation><dc:creator>Lisset Vera</dc:creator><dc:date>2010-10-07T00:00:00</dc:date><text:p>Línea lleva acento ortográfico en la letra “i”</text:p></office:annotation></text:span><text:span text:style-name="T3"><office:annotation><dc:creator>Lilibeth Ramírez</dc:creator><dc:date>2010-10-26T00:00:00</dc:date><text:p>Respuesta a Lisset Vera (07/10/2010, 17:05): "Corregido"</text:p><text:p/></office:annotation></text:span><text:span text:style-name="T3">a 53)</text:span></text:h>
      <text:p text:style-name="Text_20_body"><text:tab/>Aquí debe colocar el DN, que debe ser un usuario con privilegios para leer la información de las entradas de ese árbol LDAP, <text:span text:style-name="T38">por </text:span><office:annotation><dc:creator>Lisset Vera</dc:creator><dc:date>2010-10-07T00:00:00</dc:date><text:p>Insertar la palabra “por” antes de “ejemplo”</text:p></office:annotation><office:annotation><dc:creator>Lilibeth Ramírez</dc:creator><dc:date>2010-10-26T00:00:00</dc:date><text:p>Respuesta a Lisset Vera (07/10/2010, 17:07): "Corregido"</text:p><text:p/></office:annotation>ejemplo: </text:p>
      <text:p text:style-name="Codigo">binddn: cn=admin,dc=cnti,dc=gob,dc=ve</text:p>
      <text:h text:style-name="Heading_20_4" text:outline-level="4">bindpw <text:s/><text:span text:style-name="T3">(l</text:span><text:span text:style-name="T8">í</text:span><text:span text:style-name="T3">n</text:span><text:span text:style-name="T3"><office:annotation><dc:creator>Lisset Vera</dc:creator><dc:date>2010-10-07T00:00:00</dc:date><text:p>Línea lleva acento ortográfico en la letra “i”</text:p></office:annotation></text:span><text:span text:style-name="T3"><office:annotation><dc:creator>Lilibeth Ramírez</dc:creator><dc:date>2010-10-26T00:00:00</dc:date><text:p>Respuesta a Lisset Vera (07/10/2010, 17:05): "Corregido"</text:p><text:p/></office:annotation></text:span><text:span text:style-name="T3">ea 54)</text:span></text:h>
      <text:p text:style-name="Text_20_body"><text:tab/>Aquí debe colocar la contraseña del usuario correspondiente al DN anterior. </text:p>
      <text:p text:style-name="Text_20_body"/>
      <text:h text:style-name="Heading_20_3" text:outline-level="3"><text:soft-page-break/>Configurar la modelo LDAP <office:annotation><dc:creator>Lisset Vera</dc:creator><dc:date>2010-10-07T00:00:00</dc:date><text:p>Los títulos no debe llevar punto final</text:p></office:annotation><office:annotation><dc:creator>Lilibeth Ramírez</dc:creator><dc:date>2010-10-26T00:00:00</dc:date><text:p>Respuesta a Lisset Vera (07/10/2010, 17:05): "Corregido"</text:p><text:p/></office:annotation></text:h>
      <text:p text:style-name="Text_20_body"><text:tab/>La<office:annotation><dc:creator>Lisset Vera</dc:creator><dc:date>2010-10-07T00:00:00</dc:date><text:p>Tengo una duda ¿por qué colocan “la modelo” con genero femenino cuando debería se “el modelo LDAP”?</text:p></office:annotation><office:annotation><dc:creator>Lilibeth Ramírez</dc:creator><dc:date>2010-10-26T00:00:00</dc:date><text:p>Respuesta a Lisset Vera (07/10/2010, 17:05): "Técnicamente es la modelo de ldatos del sistema. Es un error que tienes en la interpretación del significado de la modelo de datos"</text:p><text:p/></office:annotation> modelo LDAP<office:annotation><dc:creator>Lisset Vera</dc:creator><dc:date>2010-10-07T00:00:00</dc:date><text:p>Eliminar coma (,)</text:p></office:annotation><office:annotation><dc:creator>Lilibeth Ramírez</dc:creator><dc:date>2010-10-26T00:00:00</dc:date><text:p>Respuesta a Lisset Vera (07/10/2010, 17:06): "Corregido"</text:p><text:p/></office:annotation> es la parte del sistema que se encarga de manipular los datos que se almacenan en LDAP. <text:s/>Su configuración se encuentra comprendida en el bloque de la l<text:span text:style-name="T39">í</text:span><office:annotation><dc:creator>Lisset Vera</dc:creator><dc:date>2010-10-07T00:00:00</dc:date><text:p>Línea lleva acento ortográfico en la letra “i”</text:p></office:annotation><office:annotation><dc:creator>Lilibeth Ramírez</dc:creator><dc:date>2010-10-26T00:00:00</dc:date><text:p>Respuesta a Lisset Vera (07/10/2010, 17:06): ".Corregido"</text:p><text:p/></office:annotation>nea <text:s/>16 a la l<text:span text:style-name="T39">í</text:span><office:annotation><dc:creator>Lisset Vera</dc:creator><dc:date>2010-10-07T00:00:00</dc:date><text:p>Línea lleva acento ortográfico en la letra “i”</text:p></office:annotation><office:annotation><dc:creator>Lilibeth Ramírez</dc:creator><dc:date>2010-10-26T00:00:00</dc:date><text:p>Respuesta a Lisset Vera (07/10/2010, 17:06): "Corregido"</text:p><text:p/></office:annotation>nea 25. Los valores importantes sobre la conexión se describen en la siguiente lista: </text:p>
      <text:p text:style-name="Text_20_body"/>
      <text:h text:style-name="Heading_20_4" text:outline-level="4">host <text:span text:style-name="T3">(l</text:span><text:span text:style-name="T9">í</text:span><text:span text:style-name="T3">n</text:span><text:span text:style-name="T3"><office:annotation><dc:creator>Lisset Vera</dc:creator><dc:date>2010-10-07T00:00:00</dc:date><text:p>Línea lleva acento ortográfico en la letra “i”</text:p></office:annotation></text:span><text:span text:style-name="T3"><office:annotation><dc:creator>Lilibeth Ramírez</dc:creator><dc:date>2010-10-26T00:00:00</dc:date><text:p>Respuesta a Lisset Vera (07/10/2010, 17:06): "Corregido"</text:p><text:p/></office:annotation></text:span><text:span text:style-name="T3">ea 17)</text:span></text:h>
      <text:p text:style-name="P13"><text:tab/>Aquí debe colocar el nombre o dirección IP del servidor LDAP, recuerde que debe ser el mismo servidor que esta usando para la autenticación.</text:p>
      <text:h text:style-name="Heading_20_4" text:outline-level="4"><text:span text:style-name="T11">dn</text:span><text:span text:style-name="T3"> (l</text:span><text:span text:style-name="T9">í</text:span><text:span text:style-name="T3">nea </text:span><text:span text:style-name="T3"><office:annotation><dc:creator>Lisset Vera</dc:creator><dc:date>2010-10-07T00:00:00</dc:date><text:p>Línea lleva acento ortográfico en la letra “i”</text:p></office:annotation></text:span><text:span text:style-name="T3"><office:annotation><dc:creator>Lilibeth Ramírez</dc:creator><dc:date>2010-10-26T00:00:00</dc:date><text:p>Respuesta a Lisset Vera (07/10/2010, 17:07): "Corregido"</text:p><text:p/></office:annotation></text:span><text:span text:style-name="T3">21)</text:span></text:h>
      <text:p text:style-name="P13"><text:tab/>Aquí debe colocar el DN, que debe ser un usuario con privilegios para modificar la información de las entradas de ese árbol LDAP, <text:s/><text:span text:style-name="T39">por </text:span><office:annotation><dc:creator>Lisset Vera</dc:creator><dc:date>2010-10-07T00:00:00</dc:date><text:p>Insertar la palabra “por” antes de “ejemplo”</text:p></office:annotation><office:annotation><dc:creator>Lilibeth Ramírez</dc:creator><dc:date>2010-10-26T00:00:00</dc:date><text:p>Respuesta a Lisset Vera (07/10/2010, 17:07): "Corregido"</text:p><text:p/></office:annotation>ejemplo: </text:p>
      <text:p text:style-name="P19">binddn: cn=admin,dc=cnti,dc=gob,dc=ve</text:p>
      <text:h text:style-name="Heading_20_4" text:outline-level="4"><text:span text:style-name="T11">password</text:span><text:span text:style-name="T3"> (l</text:span><text:span text:style-name="T9">í</text:span><text:span text:style-name="T3">n</text:span><text:span text:style-name="T3"><office:annotation><dc:creator>Lisset Vera</dc:creator><dc:date>2010-10-07T00:00:00</dc:date><text:p>Línea lleva acento ortográfico en la letra “i”</text:p></office:annotation></text:span><text:span text:style-name="T3"><office:annotation><dc:creator>Lilibeth Ramírez</dc:creator><dc:date>2010-10-26T00:00:00</dc:date><text:p>Respuesta a Lisset Vera (07/10/2010, 17:07): "Corregido"</text:p><text:p/></office:annotation></text:span><text:span text:style-name="T3">ea 22)</text:span></text:h>
      <text:p text:style-name="P13"><text:tab/>Aquí debe colocar la contraseña del usuario correspondiente al DN anterior. </text:p>
      <text:p text:style-name="P13"/>
      <text:h text:style-name="P24" text:outline-level="2">Configurar la conexión <text:span text:style-name="T19">con el sistema de validación de W3C</text:span><text:span text:style-name="T19"><office:annotation><dc:creator>Lisset Vera</dc:creator><dc:date>2010-10-07T00:00:00</dc:date><text:p>Los títulos no debe llevar punto final</text:p></office:annotation></text:span><text:span text:style-name="T19"><office:annotation><dc:creator>Lilibeth Ramírez</dc:creator><dc:date>2010-10-26T00:00:00</dc:date><text:p>Respuesta a Lisset Vera (07/10/2010, 17:07): "Corregido"</text:p><text:p/></office:annotation></text:span></text:h>
      <text:p text:style-name="P9"><text:tab/>El sistema viene configurado por defecto para usar los sistemas de validación que proporciona la W3C en línea, en caso de que se desee usar el sistema de validación de la W3C desde otra ubicación, se debe modificar el archivo de configuración para que se le indique la dirección en donde estará ubicado el mismo.</text:p>
      <text:p text:style-name="P9"/>
      <text:p text:style-name="P9"><text:tab/>Los parámetros que deben ser modificados se encuentran en el archivo configuracion.yml en el bloque comprendido entre la línea 90 y 91, los valores a modificar son:</text:p>
      <text:p text:style-name="P9"/>
      <text:h text:style-name="Heading_20_4" text:outline-level="4"><text:span text:style-name="T19">css_validator_uri </text:span><text:span text:style-name="T20">(línea 90)</text:span></text:h>
      <text:p text:style-name="P15"><text:tab/>Aquí se debe indicar la URL para el sistema de validación de la W3C que evalúa las hojas de estilo (CSS) de un portal.</text:p>
      <text:h text:style-name="Heading_20_4" text:outline-level="4"><text:span text:style-name="T21">html_validator_uri</text:span><text:span text:style-name="T20"> (línea 91)</text:span></text:h>
      <text:p text:style-name="P15"><text:tab/>Aquí se debe indicar la URL para el sistema de validación de la W3C que evalúa <text:s/>el documento de hypertexto (HTML) de un portal.</text:p>
      <text:p text:style-name="P15"/>
      <text:p text:style-name="P15"><text:tab/>Cabe destacar que los sistemas que validan hojas de estilo e hypertexto son independientes por lo tanto sus URL son distintas.</text:p>
      <text:p text:style-name="Text_20_body"/>
      <text:h text:style-name="P26" text:outline-level="1">Iniciar el sistema <office:annotation><dc:creator>Lisset Vera</dc:creator><dc:date>2010-10-07T00:00:00</dc:date><text:p>Los títulos no debe llevar punto final</text:p><text:p/><text:p>Tomar en cuenta observación para los subtítulos de la página</text:p></office:annotation><office:annotation><dc:creator>Lilibeth Ramírez</dc:creator><dc:date>2010-10-26T00:00:00</dc:date><text:p>Respuesta a Lisset Vera (07/10/2010, 17:08): "Corregido"</text:p><text:p/></office:annotation></text:h>
      <text:p text:style-name="P9"><text:tab/>Luego de haber realizado correctamente todos los pasos de la configuración, iniciar el sistema es muy fácil y se reduce a un (1) paso.</text:p>
      <text:p text:style-name="Text_20_body"/>
      <text:h text:style-name="Heading_20_2" text:outline-level="2">Iniciar el sistema</text:h>
      <text:h text:style-name="Heading_20_3" text:outline-level="3">Iniciamos el servidor</text:h>
      <text:p text:style-name="Codigo">covetel-server:~# /etc/init.d/cnti1409 start</text:p>
      <text:p text:style-name="Codigo"/>
      <text:p text:style-name="Codigo">Starting PROD cnti1409... started.</text:p>
      <text:p text:style-name="Text_20_body"><text:tab/>Una vez iniciado el servidor, luego de unos segundos, la salida en la c<text:span text:style-name="T40">ó</text:span><office:annotation><dc:creator>Lisset Vera</dc:creator><dc:date>2010-10-07T00:00:00</dc:date><text:p>Cónsola lleva acento ortográfico en la letra “o”</text:p></office:annotation>nsola debería <office:annotation><dc:creator>Lisset Vera</dc:creator><dc:date>2010-10-07T00:00:00</dc:date><text:p>Cambiar “parecerse a esto” por “Ser similar a el siguiente mensaje”</text:p></office:annotation><text:span text:style-name="T40">ser similar a el siguiente mensaje:</text:span> </text:p>
      <text:p text:style-name="Text_20_body"/>
      <text:p text:style-name="Codigo">Plack::Server::Standalone::Prefork: Accepting connections at http://0:3000/</text:p>
      <text:p text:style-name="Standard"/>
      <text:h text:style-name="Heading_20_3" text:outline-level="3">Verificar que los procesos del servidor están cargados </text:h>
      <text:p text:style-name="Codigo">covetel-server:~# ps ax | grep perl</text:p>
      <text:p text:style-name="Text_20_body"/>
      <text:p text:style-name="Text_20_body"/>
      <text:p text:style-name="Text_20_body"/>
      <text:h text:style-name="P26" text:outline-level="1"><text:span text:style-name="T17">Conclusiones</text:span> y Recomendaciones<office:annotation><dc:creator>Lisset Vera</dc:creator><dc:date>2010-10-07T00:00:00</dc:date><text:p>Y las conclusiones?</text:p><text:p>Recuerda que las conclusiones tienen base en los objetivos que definiste al principio</text:p></office:annotation></text:h>
      <text:list text:style-name="List_20_1">
        <text:list-item>
          <text:p text:style-name="P36"><text:span text:style-name="T41">El usuario con rol de administrador del sistema deberá tener la capacidad de i</text:span>nstalar y configurar el servidor de base de datos.<office:annotation><dc:creator>Lilibeth Ramírez</dc:creator><dc:date>2010-10-25T00:00:00</dc:date><text:p>Respuesta a Lisset Vera (07/10/2010, 13:46): "Corregido"</text:p><text:p/></office:annotation></text:p>
        </text:list-item>
        <text:list-item>
          <text:p text:style-name="P36"><text:span text:style-name="T41">El usuario con rol de administrador del sistema deberá tener la capacidad i</text:span>nstalar y configurar el servidor LDAP.</text:p>
        </text:list-item>
        <text:list-item>
          <text:p text:style-name="P36"><text:span text:style-name="T41">El usuario con rol de administrador del sistema deberá tener la capacidad i</text:span>nstalar las herramientas necesarias para obtener el código fuente del sistema.</text:p>
        </text:list-item>
        <text:list-item>
          <text:p text:style-name="P36"><text:span text:style-name="T41">El usuario con rol de administrador del sistema deberá tener la capacidad de d</text:span>escargar el código fuente del sistema.</text:p>
        </text:list-item>
        <text:list-item>
          <text:p text:style-name="P36"><text:span text:style-name="T41">El usuario con rol de administrador del sistema deberá tener la capacidad de i</text:span>nstalar los paquetes de Debian necesarios para satisfacer las dependencias.</text:p>
        </text:list-item>
        <text:list-item>
          <text:p text:style-name="P36"><text:span text:style-name="T41">El usuario con rol de administrador del sistema deberá tener la capacidad d</text:span>escargar, compilar e instalar las librerías que satisfacen las dependencias del sistema. </text:p>
        </text:list-item>
        <text:list-item>
          <text:p text:style-name="P36"><text:span text:style-name="T41">El usuario con rol de administrador del sistema deberá tener la capacidad de c</text:span>argar el árbol LDAP inicial que contiene las ramas necesarias para el correcto funcionamiento del sistema.</text:p>
        </text:list-item>
        <text:list-item>
          <text:p text:style-name="P36"><text:span text:style-name="T41">El usuario con rol de administrador del sistema deberá tener la capacidad de c</text:span>onfigurar los parámetros de conexión a base de datos.</text:p>
        </text:list-item>
        <text:list-item>
          <text:p text:style-name="P36"><text:span text:style-name="T41">El usuario con rol de administrador del sistema deberá tener la capacidad de c</text:span>onfigurar los parámetros de conexión a LDAP. </text:p>
        </text:list-item>
      </text:list>
      <text:list text:style-name="List_20_1">
        <text:list-item text:start-value="1">
          <text:p text:style-name="P36">Configurar los parámetros de conexión al WebService de la W3C</text:p>
        </text:list-item>
        <text:list-item>
          <text:p text:style-name="P36">Se recomienda el uso de un editor de textos confiable para las tareas que involucran manipular archivos de texto. </text:p>
        </text:list-item>
        <text:list-item>
          <text:p text:style-name="P36">Se recomienda el uso de la herramienta screen. </text:p>
        </text:list-item>
        <text:list-item>
          <text:p text:style-name="P36">El proceso de instalación del Sistema es fácil, sin embargo requiere de tiempo y atención del administrador del sistema.</text:p>
        </text:list-item>
        <text:list-item>
          <text:p text:style-name="P36">En el proceso de instalación seleccione las opciones por defecto a las preguntas que se realizan.</text:p>
        </text:list-item>
        <text:list-item>
          <text:p text:style-name="P36">Por favor lea cuidadosamente los mensajes<office:annotation><dc:creator>Lisset Vera</dc:creator><dc:date>2010-10-07T00:00:00</dc:date><text:p>Eliminar la coma (,)</text:p></office:annotation><office:annotation><dc:creator>Lilibeth Ramírez</dc:creator><dc:date>2010-10-26T00:00:00</dc:date><text:p>Respuesta a Lisset Vera (07/10/2010, 17:12): "eliminar"</text:p><text:p/></office:annotation> antes de tomar una decisión. </text:p>
        </text:list-item>
      </text:list>
      <text:p text:style-name="Bloque_20_1"/>
      <text:h text:style-name="P27" text:outline-level="1">Referencias<office:annotation><dc:creator>Lisset Vera</dc:creator><dc:date>2010-10-07T00:00:00</dc:date><text:p>La número 1 es el modelo para referenciar páginas electrónicas</text:p><text:p/><text:p>Si no tiene año se coloca (s/f)</text:p><text:p/></office:annotation><office:annotation><dc:creator>Lilibeth Ramírez</dc:creator><dc:date>2010-10-26T00:00:00</dc:date><text:p>Respuesta a Lisset Vera (07/10/2010, 17:13): "Corregido"</text:p><text:p/></office:annotation></text:h>
      <text:list text:style-name="Numbering_20_2">
        <text:list-header>
          <text:p text:style-name="P43"/>
        </text:list-header>
        <text:list-item>
          <text:p text:style-name="P40"><text:span text:style-name="T12">Comunidad de Desarrollo de Perl. </text:span><text:span text:style-name="T16">(1995). </text:span><text:span text:style-name="T12">CPAN. </text:span><text:span text:style-name="T16">Disponible en: </text:span><text:a xlink:type="simple" xlink:href="http://search.cpan.org/~andk/CPAN-1.9402/"><text:span text:style-name="T12">http://search.cpan.org/~andk/CPAN-1.9402/</text:span></text:a><text:span text:style-name="T12">. </text:span><text:span text:style-name="T16">[</text:span><text:span text:style-name="T12">Consult</text:span><text:span text:style-name="T16">a: 2010, Junio </text:span><text:span text:style-name="T12">10</text:span><text:span text:style-name="T16">].</text:span></text:p>
        </text:list-item>
        <text:list-item>
          <text:p text:style-name="P40"><text:span text:style-name="T12">Kennedy Clark. Manual Oficial de Catalyst Framework. </text:span><text:span text:style-name="T16">(</text:span><text:span text:style-name="T12">12/</text:span><text:span text:style-name="T16">06/2</text:span><text:span text:style-name="T12">009</text:span><text:span text:style-name="T16">)</text:span><text:span text:style-name="T12">. </text:span><text:span text:style-name="T16">Disponible <text:s/>en: </text:span><text:span text:style-name="T12"><text:s/></text:span><text:a xlink:type="simple" xlink:href="http://search.cpan.org/~hkclark/Catalyst-Manual-5.8004/lib/Catalyst/Manual.pm"><text:span text:style-name="T15">http://search.cpan.org/~hkclark/Catalyst-Manual-5.8004/lib/Catalyst/Manual.pm</text:span></text:a><text:span text:style-name="T15">.</text:span><text:span text:style-name="T13"> </text:span><text:span text:style-name="T14">[</text:span><text:span text:style-name="T13">Consulta: </text:span><text:span text:style-name="T14">2010, Junio</text:span><text:span text:style-name="T13"> 15</text:span><text:span text:style-name="T14">].</text:span></text:p>
        </text:list-item>
        <text:list-item>
          <text:p text:style-name="P40"><text:span text:style-name="T12">Arthur Axel Schmidt. Introducción a DBIx::Class. </text:span><text:span text:style-name="T16">(0</text:span><text:span text:style-name="T12">2/</text:span><text:span text:style-name="T16">05/</text:span><text:span text:style-name="T12">2010</text:span><text:span text:style-name="T16">)</text:span><text:span text:style-name="T12">. </text:span><text:span text:style-name="T16">Disponible en:</text:span><text:span text:style-name="T12"> </text:span><text:a xlink:type="simple" xlink:href="http://search.cpan.org/~frew/DBIx-Class-0.08121/lib/DBIx/Class/Manual/Intro.pod"><text:span text:style-name="T12">http://search.cpan.org/~frew/DBIx-Class-0.08121/lib/DBIx/Class/Manual/Intro.pod</text:span></text:a><text:span text:style-name="T12">. </text:span><text:span text:style-name="T16">[</text:span><text:span text:style-name="T12">Consulta: 21/</text:span><text:span text:style-name="T16">05/</text:span><text:span text:style-name="T12">2010.</text:span></text:p>
        </text:list-item>
        <text:list-item>
          <text:p text:style-name="P40"><text:span text:style-name="T12">Carl Franks. Manual Oficial de HTML::FormFu. </text:span><text:span text:style-name="T16">(S/F). Disponible en: </text:span><text:span text:style-name="T12"><text:s text:c="2"/></text:span><text:a xlink:type="simple" xlink:href="http://search.cpan.org/~cfranks/HTML-FormFu-0.07001/lib/HTML/FormFu.pm"><text:span text:style-name="T12">http://search.cpan.org/~cfranks/HTML-FormFu-0.07001/lib/HTML/FormFu.pm</text:span></text:a><text:span text:style-name="T12">. </text:span><text:span text:style-name="T16">[</text:span><text:span text:style-name="T12">Consulta: </text:span><text:span text:style-name="T16">2010, Mayo</text:span><text:span text:style-name="T12"> 21</text:span><text:span text:style-name="T16">]-</text:span></text:p>
        </text:list-item>
        <text:list-item>
          <text:p text:style-name="P40"><text:span text:style-name="T12">The PostgreSQL Global Development Group. Documentación Oficial de PostgreSQL 8.3.</text:span><text:span text:style-name="T16">(S/F). Disponible en:</text:span><text:span text:style-name="T12"> </text:span><text:a xlink:type="simple" xlink:href="http://www.postgresql.org/docs/8.3/static/"><text:span text:style-name="T12">http://www.postgresql.org/docs/8.3/static/</text:span></text:a><text:span text:style-name="T12">. </text:span><text:span text:style-name="T16">[</text:span><text:span text:style-name="T12">Consulta: </text:span><text:span text:style-name="T16">2010, Junio</text:span><text:span text:style-name="T12"> 10</text:span><text:span text:style-name="T16">].</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officeooo="http://openoffice.org/2009/office">
  <office:font-face-decls>
    <style:font-face style:name="StarSymbol1" svg:font-family="StarSymbol" style:font-charset="x-symbol"/>
    <style:font-face style:name="Currirer" svg:font-family="Currirer"/>
    <style:font-face style:name="StarSymbol" svg:font-family="StarSymbol"/>
    <style:font-face style:name="Bitstream Vera Sans" svg:font-family="'Bitstream Vera Sans'" style:font-family-generic="swiss"/>
    <style:font-face style:name="FreeSans4" svg:font-family="FreeSan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FreeMono" svg:font-family="FreeMono" style:font-adornments="Normal" style:font-family-generic="modern"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FreeSans3" svg:font-family="FreeSans" style:font-family-generic="swiss" style:font-pitch="variable"/>
    <style:font-face style:name="FreeSans2" svg:font-family="FreeSans" style:font-adornments="BoldOblique" style:font-family-generic="swiss" style:font-pitch="variable"/>
    <style:font-face style:name="FreeSans1" svg:font-family="FreeSans" style:font-adornments="Negrita" style:font-family-generic="swiss" style:font-pitch="variable"/>
    <style:font-face style:name="FreeSans" svg:font-family="FreeSans" style:font-adornments="Predeterminado" style:font-family-generic="swiss" style:font-pitch="variable"/>
    <style:font-face style:name="Liberation Sans" svg:font-family="'Liberation Sans'" style:font-family-generic="swiss" style:font-pitch="variable"/>
    <style:font-face style:name="Bitstream Vera Sans1"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Bitstream Vera Sans1" style:font-size-asian="10.5pt" style:language-asian="zxx" style:country-asian="none" style:font-name-complex="Bitstream Vera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eeSans"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1" style:font-size-asian="14pt" style:font-name-complex="Bitstream Vera Sans1" style:font-size-complex="14pt"/>
    </style:style>
    <style:style style:name="Text_20_body" style:display-name="Text body" style:family="paragraph" style:parent-style-name="Standard" style:class="text">
      <style:paragraph-properties fo:margin-top="0cm" fo:margin-bottom="0cm" style:register-true="true">
        <style:tab-stops/>
      </style:paragraph-properties>
      <style:text-properties style:font-name="FreeSan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master-page-name="">
      <style:paragraph-properties fo:line-height="150%" style:page-number="auto"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master-page-name="" style:default-outline-level="2">
      <style:paragraph-properties fo:margin-top="0cm" fo:margin-bottom="0cm" fo:line-height="150%" style:page-number="auto"/>
      <style:text-properties style:font-name="FreeSans1" fo:font-size="14pt" fo:font-style="normal" fo:font-weight="bold" style:font-size-asian="14pt" style:font-style-asian="italic" style:font-weight-asian="normal" style:font-size-complex="14pt" style:font-style-complex="italic" style:font-weight-complex="normal"/>
    </style:style>
    <style:style style:name="Heading_20_1" style:display-name="Heading 1" style:family="paragraph" style:parent-style-name="Heading" style:next-style-name="Text_20_body" style:class="text" style:default-outline-level="1">
      <style:paragraph-properties fo:margin-top="0cm" fo:margin-bottom="0cm" fo:line-height="150%">
        <style:tab-stops>
          <style:tab-stop style:position="0.489cm"/>
        </style:tab-stops>
      </style:paragraph-properties>
      <style:text-properties style:font-name="FreeSans1" fo:font-size="18pt" fo:font-weight="bold" style:font-name-asian="DejaVu Sans" style:font-size-asian="18pt" style:font-weight-asian="bold" style:font-name-complex="DejaVu Sans" style:font-size-complex="18pt" style:font-weight-complex="bold"/>
    </style:style>
    <style:style style:name="Contents_20_1" style:display-name="Contents 1" style:family="paragraph" style:parent-style-name="Index" style:class="index">
      <style:paragraph-properties fo:margin-left="0cm" fo:margin-right="0cm" fo:line-height="100%"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00%"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paragraph-properties fo:margin-top="0cm" fo:margin-bottom="0cm" fo:line-height="150%"/>
      <style:text-properties style:font-name="FreeSans2" fo:font-size="12pt" fo:font-style="oblique"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0.499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Bloque_20_1" style:display-name="Bloque 1" style:family="paragraph" style:parent-style-name="Text_20_body" style:class="text" style:master-page-name="">
      <style:paragraph-properties fo:margin-left="1cm" fo:margin-right="1cm" fo:line-height="150%" fo:text-align="justify" style:justify-single-word="false" fo:text-indent="0cm" style:auto-text-indent="false" style:page-number="auto" fo:background-color="transparent" style:shadow="none">
        <style:background-image/>
      </style:paragraph-properties>
      <style:text-properties style:font-size-asian="10.5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Bloque_20_2" style:display-name="Bloque 2" style:family="paragraph" style:parent-style-name="Text_20_body" style:class="text">
      <style:paragraph-properties fo:margin-left="1.499cm" fo:margin-right="1.499cm" fo:line-height="150%" fo:text-align="justify" style:justify-single-word="false"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Bloque_20_3" style:display-name="Bloque 3" style:family="paragraph" style:parent-style-name="Text_20_body" style:class="text" style:master-page-name="">
      <style:paragraph-properties fo:margin-left="1.9cm" fo:margin-right="1.9cm" fo:line-height="150%" fo:text-align="justify" style:justify-single-word="false" fo:text-indent="0cm" style:auto-text-indent="false" style:page-number="auto"/>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ext" style:family="paragraph" style:parent-style-name="Caption" style:class="extra"/>
    <style:style style:name="Contents_20_3" style:display-name="Contents 3" style:family="paragraph" style:parent-style-name="Index" style:class="index">
      <style:paragraph-properties fo:margin-left="0.998cm" fo:margin-right="0cm" fo:line-height="100%" fo:text-indent="0cm" style:auto-text-indent="false">
        <style:tab-stops>
          <style:tab-stop style:position="16.59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0%" fo:text-align="justify" style:justify-single-word="false" style:page-number="auto" fo:background-color="transparent" style:shadow="none" text:number-lines="false" text:line-number="0">
        <style:tab-stops/>
        <style:background-image/>
      </style:paragraph-properties>
      <style:text-properties fo:font-size="10pt" style:font-size-asian="10.5pt"/>
    </style:style>
    <style:style style:name="Table" style:family="paragraph" style:parent-style-name="Caption" style:class="extra" style:master-page-name="">
      <style:paragraph-properties fo:margin-top="0cm" fo:margin-bottom="0cm" style:page-number="auto" fo:background-color="#e6e6e6" fo:padding="0.049cm" fo:border="0.002cm solid #999999" style:shadow="none">
        <style:tab-stops/>
        <style:background-image/>
      </style:paragraph-properties>
      <style:text-properties fo:font-style="normal" fo:font-weight="normal" style:font-weight-asian="normal"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Bloque_20_Tabla" style:display-name="Bloque Tabla" style:family="paragraph" style:parent-style-name="Table" style:master-page-name="">
      <style:paragraph-properties style:page-number="auto" fo:background-color="#e6e6e6" style:shadow="none">
        <style:tab-stops/>
        <style:background-image/>
      </style:paragraph-properties>
      <style:text-properties style:font-name="FreeMono" fo:font-size="9pt" style:font-size-asian="10.5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igo" style:family="paragraph" style:parent-style-name="Text_20_body" style:auto-update="true" style:class="text" style:master-page-name="">
      <style:paragraph-properties fo:margin-left="0.499cm" fo:margin-right="0.499cm" fo:margin-top="0cm" fo:margin-bottom="0cm" fo:line-height="100%" fo:text-align="start" style:justify-single-word="false" style:register-true="true" fo:text-indent="0cm" style:auto-text-indent="false" style:page-number="auto" fo:background-color="#e6e6e6" fo:padding="0.049cm" fo:border-left="none" fo:border-right="none" fo:border-top="none" fo:border-bottom="0.141cm solid #e6e6e6" style:shadow="none">
        <style:tab-stops/>
        <style:drop-cap/>
        <style:background-image/>
      </style:paragraph-properties>
      <style:text-properties style:font-name="Courier New" fo:font-size="12pt" fo:font-weight="normal" style:font-size-asian="12pt" style:font-weight-asian="normal" style:font-size-complex="12pt" style:font-weight-complex="normal"/>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ida_20_Esperada" style:display-name="Salida Esperada" style:family="paragraph" style:parent-style-name="Codigo" style:auto-update="true" style:class="text" style:master-page-name="">
      <style:paragraph-properties style:page-number="auto" fo:background-color="#cccccc" fo:padding="0cm" fo:border="none">
        <style:background-image/>
      </style:paragraph-properties>
      <style:text-properties fo:color="#4c4c4c" fo:font-size="10pt" style:font-size-asian="10.5pt"/>
    </style:style>
    <style:style style:name="Error" style:family="paragraph" style:parent-style-name="Codigo" style:class="text">
      <style:paragraph-properties fo:background-color="transparent" fo:padding="0.101cm" fo:border="0.018cm solid #ff3333">
        <style:background-image/>
      </style:paragraph-properties>
    </style:style>
    <style:style style:name="Contents_20_4" style:display-name="Contents 4" style:family="paragraph" style:parent-style-name="Index" style:class="index">
      <style:paragraph-properties fo:margin-left="1.498cm" fo:margin-right="0cm" fo:line-height="100%" fo:text-indent="0cm" style:auto-text-indent="false">
        <style:tab-stops>
          <style:tab-stop style:position="16.092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prefix=" " style:num-suffix="." style:num-format="1">
        <style:list-level-properties text:space-before="0.499cm" text:min-label-width="0.499cm" text:min-label-distance="0.499cm"/>
      </text:list-level-style-number>
      <text:list-level-style-number text:level="2" text:style-name="Numbering_20_Symbols" style:num-prefix=" " style:num-suffix="." style:num-format="1" text:display-levels="2">
        <style:list-level-properties text:space-before="0.999cm" text:min-label-width="0.499cm" text:min-label-distance="0.499cm"/>
      </text:list-level-style-number>
      <text:list-level-style-number text:level="3" text:style-name="Numbering_20_Symbols" style:num-prefix=" " style:num-suffix="." style:num-format="1" text:display-levels="3">
        <style:list-level-properties text:space-before="1.498cm" text:min-label-width="0.499cm" text:min-label-distance="0.499cm"/>
      </text:list-level-style-number>
      <text:list-level-style-number text:level="4" text:style-name="Numbering_20_Symbols" style:num-prefix=" " style:num-suffix="." style:num-format="1" text:display-levels="4">
        <style:list-level-properties text:space-before="1.997cm" text:min-label-width="0.499cm" text:min-label-distance="0.499cm"/>
      </text:list-level-style-number>
      <text:list-level-style-number text:level="5" text:style-name="Numbering_20_Symbols" style:num-prefix=" " style:num-suffix="." style:num-format="1" text:display-levels="5">
        <style:list-level-properties text:space-before="2.496cm" text:min-label-width="0.499cm" text:min-label-distance="0.499cm"/>
      </text:list-level-style-number>
      <text:list-level-style-number text:level="6" text:style-name="Numbering_20_Symbols" style:num-prefix=" " style:num-suffix="." style:num-format="1" text:display-levels="6">
        <style:list-level-properties text:space-before="2.995cm" text:min-label-width="0.499cm" text:min-label-distance="0.499cm"/>
      </text:list-level-style-number>
      <text:list-level-style-number text:level="7" text:style-name="Numbering_20_Symbols" style:num-prefix=" " style:num-suffix="." style:num-format="1" text:display-levels="7">
        <style:list-level-properties text:space-before="3.494cm" text:min-label-width="0.499cm" text:min-label-distance="0.499cm"/>
      </text:list-level-style-number>
      <text:list-level-style-number text:level="8" text:style-name="Numbering_20_Symbols" style:num-prefix=" " style:num-suffix="." style:num-format="1" text:display-levels="8">
        <style:list-level-properties text:space-before="3.994cm" text:min-label-width="0.499cm" text:min-label-distance="0.499cm"/>
      </text:list-level-style-number>
      <text:list-level-style-number text:level="9" text:style-name="Numbering_20_Symbols" style:num-prefix=" " style:num-suffix="." style:num-format="1" text:display-levels="9">
        <style:list-level-properties text:space-before="4.493cm" text:min-label-width="0.499cm" text:min-label-distance="0.499cm"/>
      </text:list-level-style-number>
      <text:list-level-style-number text:level="10" text:style-name="Numbering_20_Symbols" style:num-prefix=" " style:num-suffix="." style:num-format="1" text:display-levels="10">
        <style:list-level-properties text:space-before="4.992cm" text:min-label-width="0.499cm" text:min-label-distance="0.499cm"/>
      </text:list-level-style-number>
    </text:list-style>
    <text:list-style style:name="Numbering_20_2" style:display-name="Numbering 2">
      <text:list-level-style-number text:level="1" text:style-name="Numbering_20_Symbols" style:num-prefix=" " style:num-suffix="." style:num-format="1">
        <style:list-level-properties text:space-before="0.499cm" text:min-label-width="1cm" text:min-label-distance="0.499cm"/>
      </text:list-level-style-number>
      <text:list-level-style-number text:level="2" text:style-name="Numbering_20_Symbols" style:num-prefix=" " style:num-suffix="." style:num-format="1" text:start-value="2">
        <style:list-level-properties text:space-before="0.998cm" text:min-label-width="1cm" text:min-label-distance="0.499cm"/>
      </text:list-level-style-number>
      <text:list-level-style-number text:level="3" text:style-name="Numbering_20_Symbols" style:num-prefix=" " style:num-suffix="." style:num-format="1" text:start-value="3">
        <style:list-level-properties text:space-before="1.498cm" text:min-label-width="1cm" text:min-label-distance="0.499cm"/>
      </text:list-level-style-number>
      <text:list-level-style-number text:level="4" text:style-name="Numbering_20_Symbols" style:num-prefix=" " style:num-suffix="." style:num-format="1">
        <style:list-level-properties text:space-before="1.997cm" text:min-label-width="1cm" text:min-label-distance="0.499cm"/>
      </text:list-level-style-number>
      <text:list-level-style-number text:level="5" text:style-name="Numbering_20_Symbols" style:num-prefix=" " style:num-suffix="." style:num-format="1">
        <style:list-level-properties text:space-before="2.496cm" text:min-label-width="1cm" text:min-label-distance="0.499cm"/>
      </text:list-level-style-number>
      <text:list-level-style-number text:level="6" text:style-name="Numbering_20_Symbols" style:num-prefix=" " style:num-suffix="." style:num-format="1" text:start-value="6">
        <style:list-level-properties text:space-before="2.995cm" text:min-label-width="1cm" text:min-label-distance="0.499cm"/>
      </text:list-level-style-number>
      <text:list-level-style-number text:level="7" text:style-name="Numbering_20_Symbols" style:num-prefix=" " style:num-suffix="." style:num-format="1" text:start-value="7">
        <style:list-level-properties text:space-before="3.494cm" text:min-label-width="1cm" text:min-label-distance="0.499cm"/>
      </text:list-level-style-number>
      <text:list-level-style-number text:level="8" text:style-name="Numbering_20_Symbols" style:num-prefix=" " style:num-suffix="." style:num-format="1" text:start-value="8">
        <style:list-level-properties text:space-before="3.994cm" text:min-label-width="1cm" text:min-label-distance="0.499cm"/>
      </text:list-level-style-number>
      <text:list-level-style-number text:level="9" text:style-name="Numbering_20_Symbols" style:num-prefix=" " style:num-suffix="." style:num-format="1" text:start-value="9">
        <style:list-level-properties text:space-before="4.493cm" text:min-label-width="1cm" text:min-label-distance="0.499cm"/>
      </text:list-level-style-number>
      <text:list-level-style-number text:level="10" text:style-name="Numbering_20_Symbols" style:num-prefix=" " style:num-suffix="." style:num-format="1" text:start-value="10">
        <style:list-level-properties text:space-before="4.992cm" text:min-label-width="1cm" text:min-label-distance="0.499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text:list-level-style-number text:level="2" text:style-name="Numbering_20_Symbols" style:num-suffix="." style:num-format="I" text:start-value="2"/>
      <text:list-level-style-number text:level="3" text:style-name="Numbering_20_Symbols" style:num-suffix="." style:num-format="I" text:start-value="3"/>
      <text:list-level-style-number text:level="4" text:style-name="Numbering_20_Symbols" style:num-suffix="." style:num-format="I" text:start-value="4"/>
      <text:list-level-style-number text:level="5" text:style-name="Numbering_20_Symbols" style:num-suffix="." style:num-format="I" text:start-value="5"/>
      <text:list-level-style-number text:level="6" text:style-name="Numbering_20_Symbols" style:num-suffix="." style:num-format="I" text:start-value="6"/>
      <text:list-level-style-number text:level="7" text:style-name="Numbering_20_Symbols" style:num-suffix="." style:num-format="I" text:start-value="7"/>
      <text:list-level-style-number text:level="8" text:style-name="Numbering_20_Symbols" style:num-suffix="." style:num-format="I" text:start-value="8"/>
      <text:list-level-style-number text:level="9" text:style-name="Numbering_20_Symbols" style:num-suffix="." style:num-format="I" text:start-value="9"/>
      <text:list-level-style-number text:level="10" text:style-name="Numbering_20_Symbols" style:num-suffix="." style:num-format="I" text:start-value="10"/>
    </text:list-style>
    <text:list-style style:name="List_20_1" style:display-name="List 1">
      <text:list-level-style-bullet text:level="1" text:style-name="Bullet_20_Symbols" text:bullet-char="●">
        <style:list-level-properties text:space-before="0.499cm" text:min-label-width="0.85cm" text:min-label-distance="0.499cm"/>
        <style:text-properties style:font-name="StarSymbol1"/>
      </text:list-level-style-bullet>
      <text:list-level-style-bullet text:level="2" text:style-name="Bullet_20_Symbols" text:bullet-char="●">
        <style:list-level-properties text:space-before="0.999cm" text:min-label-width="0.85cm" text:min-label-distance="0.499cm"/>
        <style:text-properties style:font-name="StarSymbol1"/>
      </text:list-level-style-bullet>
      <text:list-level-style-bullet text:level="3" text:style-name="Bullet_20_Symbols" text:bullet-char="●">
        <style:list-level-properties text:space-before="1.498cm" text:min-label-width="0.85cm" text:min-label-distance="0.499cm"/>
        <style:text-properties style:font-name="StarSymbol1"/>
      </text:list-level-style-bullet>
      <text:list-level-style-bullet text:level="4" text:style-name="Bullet_20_Symbols" text:bullet-char="●">
        <style:list-level-properties text:space-before="1.997cm" text:min-label-width="0.85cm" text:min-label-distance="0.499cm"/>
        <style:text-properties style:font-name="StarSymbol1"/>
      </text:list-level-style-bullet>
      <text:list-level-style-bullet text:level="5" text:style-name="Bullet_20_Symbols" text:bullet-char="●">
        <style:list-level-properties text:space-before="2.496cm" text:min-label-width="0.85cm" text:min-label-distance="0.499cm"/>
        <style:text-properties style:font-name="StarSymbol1"/>
      </text:list-level-style-bullet>
      <text:list-level-style-bullet text:level="6" text:style-name="Bullet_20_Symbols" text:bullet-char="●">
        <style:list-level-properties text:space-before="2.995cm" text:min-label-width="0.85cm" text:min-label-distance="0.499cm"/>
        <style:text-properties style:font-name="StarSymbol1"/>
      </text:list-level-style-bullet>
      <text:list-level-style-bullet text:level="7" text:style-name="Bullet_20_Symbols" text:bullet-char="●">
        <style:list-level-properties text:space-before="3.494cm" text:min-label-width="0.85cm" text:min-label-distance="0.499cm"/>
        <style:text-properties style:font-name="StarSymbol1"/>
      </text:list-level-style-bullet>
      <text:list-level-style-bullet text:level="8" text:style-name="Bullet_20_Symbols" text:bullet-char="●">
        <style:list-level-properties text:space-before="3.994cm" text:min-label-width="0.85cm" text:min-label-distance="0.499cm"/>
        <style:text-properties style:font-name="StarSymbol1"/>
      </text:list-level-style-bullet>
      <text:list-level-style-bullet text:level="9" text:style-name="Bullet_20_Symbols" text:bullet-char="●">
        <style:list-level-properties text:space-before="4.493cm" text:min-label-width="0.85cm" text:min-label-distance="0.499cm"/>
        <style:text-properties style:font-name="StarSymbol1"/>
      </text:list-level-style-bullet>
      <text:list-level-style-bullet text:level="10" text:style-name="Bullet_20_Symbols" text:bullet-char="●">
        <style:list-level-properties text:space-before="4.992cm" text:min-label-width="0.85cm" text:min-label-distance="0.499cm"/>
        <style:text-properties style:font-name="StarSymbol1"/>
      </text:list-level-style-bullet>
    </text:list-style>
    <text:list-style style:name="List_20_2" style:display-name="List 2">
      <text:list-level-style-bullet text:level="1" text:style-name="Bullet_20_Symbols" text:bullet-char="●">
        <style:list-level-properties text:space-before="0.499cm" text:min-label-width="0.85cm" text:min-label-distance="0.499cm"/>
        <style:text-properties style:font-name="StarSymbol1"/>
      </text:list-level-style-bullet>
      <text:list-level-style-bullet text:level="2" text:style-name="Bullet_20_Symbols" text:bullet-char="●">
        <style:list-level-properties text:space-before="0.999cm" text:min-label-width="0.85cm" text:min-label-distance="0.499cm"/>
        <style:text-properties style:font-name="StarSymbol1"/>
      </text:list-level-style-bullet>
      <text:list-level-style-bullet text:level="3" text:style-name="Bullet_20_Symbols" text:bullet-char="●">
        <style:list-level-properties text:space-before="1.498cm" text:min-label-width="0.85cm" text:min-label-distance="0.499cm"/>
        <style:text-properties style:font-name="StarSymbol1"/>
      </text:list-level-style-bullet>
      <text:list-level-style-bullet text:level="4" text:style-name="Bullet_20_Symbols" text:bullet-char="●">
        <style:list-level-properties text:space-before="1.997cm" text:min-label-width="0.85cm" text:min-label-distance="0.499cm"/>
        <style:text-properties style:font-name="StarSymbol1"/>
      </text:list-level-style-bullet>
      <text:list-level-style-bullet text:level="5" text:style-name="Bullet_20_Symbols" text:bullet-char="●">
        <style:list-level-properties text:space-before="2.496cm" text:min-label-width="0.85cm" text:min-label-distance="0.499cm"/>
        <style:text-properties style:font-name="StarSymbol1"/>
      </text:list-level-style-bullet>
      <text:list-level-style-bullet text:level="6" text:style-name="Bullet_20_Symbols" text:bullet-char="●">
        <style:list-level-properties text:space-before="2.995cm" text:min-label-width="0.85cm" text:min-label-distance="0.499cm"/>
        <style:text-properties style:font-name="StarSymbol1"/>
      </text:list-level-style-bullet>
      <text:list-level-style-bullet text:level="7" text:style-name="Bullet_20_Symbols" text:bullet-char="●">
        <style:list-level-properties text:space-before="3.494cm" text:min-label-width="0.85cm" text:min-label-distance="0.499cm"/>
        <style:text-properties style:font-name="StarSymbol1"/>
      </text:list-level-style-bullet>
      <text:list-level-style-bullet text:level="8" text:style-name="Bullet_20_Symbols" text:bullet-char="●">
        <style:list-level-properties text:space-before="3.994cm" text:min-label-width="0.85cm" text:min-label-distance="0.499cm"/>
        <style:text-properties style:font-name="StarSymbol1"/>
      </text:list-level-style-bullet>
      <text:list-level-style-bullet text:level="9" text:style-name="Bullet_20_Symbols" text:bullet-char="●">
        <style:list-level-properties text:space-before="4.493cm" text:min-label-width="0.85cm" text:min-label-distance="0.499cm"/>
        <style:text-properties style:font-name="StarSymbol1"/>
      </text:list-level-style-bullet>
      <text:list-level-style-bullet text:level="10" text:style-name="Bullet_20_Symbols" text:bullet-char="●">
        <style:list-level-properties text:space-before="4.992cm" text:min-label-width="0.85cm" text:min-label-distance="0.499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588cm" table:align="left"/>
    </style:style>
    <style:style style:name="Tabla1.A" style:family="table-column">
      <style:table-column-properties style:column-width="5.863cm"/>
    </style:style>
    <style:style style:name="Tabla1.C" style:family="table-column">
      <style:table-column-properties style:column-width="3.628cm"/>
    </style:style>
    <style:style style:name="Tabla1.D" style:family="table-column">
      <style:table-column-properties style:column-width="2.233cm"/>
    </style:style>
    <style:style style:name="Tabla1.A1" style:family="table-cell">
      <style:table-cell-properties fo:padding="0.097cm" fo:border-left="0.002cm solid #000000" fo:border-right="none" fo:border-top="0.002cm solid #000000" fo:border-bottom="0.002cm solid #000000"/>
    </style:style>
    <style:style style:name="Tabla1.D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Tabla1.A3" style:family="table-cell">
      <style:table-cell-properties fo:padding="0.097cm" fo:border="none"/>
    </style:style>
    <style:style style:name="Tabla1.D3" style:family="table-cell">
      <style:table-cell-properties style:vertical-align="middle" fo:padding="0.097cm" fo:border="none"/>
    </style:style>
    <style:style style:name="P1" style:family="paragraph" style:parent-style-name="Bloque_20_3">
      <style:paragraph-properties fo:margin-left="0cm" fo:margin-right="1.9cm" fo:margin-top="0cm" fo:margin-bottom="0cm" fo:text-indent="0cm" style:auto-text-indent="false">
        <style:tab-stops/>
      </style:paragraph-properties>
      <style:text-properties style:font-name="FreeSans" style:font-size-asian="10.5pt"/>
    </style:style>
    <style:style style:name="P2" style:family="paragraph" style:parent-style-name="Standard">
      <style:text-properties fo:font-size="8pt" fo:language="es" fo:country="VE" fo:font-weight="bold" style:font-size-asian="8pt" style:language-asian="es" style:country-asian="ES" style:font-weight-asian="bold" style:font-size-complex="8pt" style:language-complex="ar" style:country-complex="SA" style:font-weight-complex="bold"/>
    </style:style>
    <style:style style:name="P3" style:family="paragraph" style:parent-style-name="Standard">
      <style:text-properties fo:font-size="8pt" fo:language="es" fo:country="VE" fo:font-weight="bold" style:font-size-asian="8pt" style:font-weight-asian="bold" style:font-size-complex="8pt" style:font-weight-complex="bold"/>
    </style:style>
    <style:style style:name="P4" style:family="paragraph" style:parent-style-name="Standard">
      <style:text-properties fo:font-size="8pt" style:font-size-asian="8pt" style:font-size-complex="8pt"/>
    </style:style>
    <style:style style:name="P5" style:family="paragraph" style:parent-style-name="Standard">
      <style:paragraph-properties fo:text-align="center" style:justify-single-word="false"/>
      <style:text-properties fo:font-size="8pt" fo:language="es" fo:country="VE" style:font-size-asian="8pt" style:language-asian="es" style:country-asian="ES" style:font-size-complex="8pt" style:language-complex="ar" style:country-complex="SA"/>
    </style:style>
    <style:style style:name="P6" style:family="paragraph" style:parent-style-name="Standard">
      <style:paragraph-properties fo:text-align="center" style:justify-single-word="false"/>
      <style:text-properties fo:font-size="8pt" style:font-size-asian="8pt" style:font-size-complex="8pt"/>
    </style:style>
    <style:style style:name="T1" style:family="text">
      <style:text-properties fo:language="es" fo:country="VE" fo:font-weight="bold" style:language-asian="es" style:country-asian="ES" style:font-weight-asian="bold" style:language-complex="ar" style:country-complex="SA" style:font-weight-complex="bold"/>
    </style:style>
    <style:style style:name="T2" style:family="text">
      <style:text-properties fo:language="es" fo:country="VE" style:language-asian="es" style:country-asian="ES" style:language-complex="ar" style:country-complex="SA"/>
    </style:style>
    <style:style style:name="T3" style:family="text">
      <style:text-properties fo:font-weight="normal" style:font-weight-asian="normal" style:font-weight-complex="normal" officeooo:rsid="00077bef"/>
    </style:style>
    <style:style style:name="fr1"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2cm" fo:margin-bottom="2.014cm" fo:margin-left="2cm" fo:margin-right="2cm" style:shadow="none" fo:background-color="transparent" style:register-truth-ref-style-name="Text_20_body"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svg:height="2.54cm" fo:margin-left="0cm" fo:margin-right="0cm" fo:margin-top="0.499cm" style:dynamic-spacing="false"/>
      </style:footer-style>
    </style:page-layout>
  </office:automatic-styles>
  <office:master-styles>
    <style:master-page style:name="Standard" style:page-layout-name="pm1">
      <style:header>
        <text:p text:style-name="P1"><draw:frame draw:style-name="fr1" draw:name="gráficos1" text:anchor-type="as-char" svg:width="17.59cm" svg:height="1.443cm" draw:z-index="27"><draw:image xlink:href="Pictures/100000000000030C00000040B04BEEE1.png" xlink:type="simple" xlink:show="embed" xlink:actuate="onLoad"/></draw:frame></text:p>
      </style:header>
      <style:footer>
        <table:table table:name="Tabla1" table:style-name="Tabla1">
          <table:table-column table:style-name="Tabla1.A" table:number-columns-repeated="2"/>
          <table:table-column table:style-name="Tabla1.C"/>
          <table:table-column table:style-name="Tabla1.D"/>
          <table:table-row>
            <table:table-cell table:style-name="Tabla1.A1" table:number-columns-spanned="3" office:value-type="string">
              <text:p text:style-name="P2">Manual de Instalación: <text:bookmark-start text:name="DDE_LINK11"/>Sistema Para la Automatización del Protocolo de Prueba de Portales de Internet<text:bookmark-end text:name="DDE_LINK11"/></text:p>
            </table:table-cell>
            <table:covered-table-cell/>
            <table:covered-table-cell/>
            <table:table-cell table:style-name="Tabla1.D1" office:value-type="string">
              <text:p text:style-name="P3">Versión: <text:s text:c="2"/>2</text:p>
            </table:table-cell>
          </table:table-row>
          <table:table-row>
            <table:table-cell table:style-name="Tabla1.A2" office:value-type="string">
              <text:p text:style-name="P4"><text:span text:style-name="T1">Elaborado por:</text:span><text:span text:style-name="T2"> </text:span><text:span text:style-name="T2"><text:initial-creator>Walter Vargas</text:initial-creator></text:span></text:p>
            </table:table-cell>
            <table:table-cell table:style-name="Tabla1.A2" office:value-type="string">
              <text:p text:style-name="P4"><text:span text:style-name="T1">Revisado por:</text:span><text:span text:style-name="T2"> Lisset Vera</text:span></text:p>
            </table:table-cell>
            <table:table-cell table:style-name="Tabla1.C2" table:number-columns-spanned="2" office:value-type="string">
              <text:p text:style-name="P2">Aprobado por: <text:span text:style-name="T3">Fanny Hernández</text:span></text:p>
            </table:table-cell>
            <table:covered-table-cell/>
          </table:table-row>
          <table:table-row>
            <table:table-cell table:style-name="Tabla1.A3" table:number-columns-spanned="3" office:value-type="string">
              <text:p text:style-name="P5">Av. Andrés Bello, Torre MPPTI, piso 16, Los Caobos, Caracas, Venezuela</text:p>
              <text:p text:style-name="P6"><text:a xlink:type="simple" xlink:href="http://www.cnti.gob.ve/"><text:span text:style-name="T2">Master. (58-212)-5785992. Sitio Web: </text:span></text:a><text:a xlink:type="simple" xlink:href="http://www.cnti.gob.ve/"><text:span text:style-name="T2">www.cnti.gob.ve</text:span></text:a></text:p>
            </table:table-cell>
            <table:covered-table-cell/>
            <table:covered-table-cell/>
            <table:table-cell table:style-name="Tabla1.D3" office:value-type="string">
              <text:p text:style-name="P4">Pág: <text:span text:style-name="T2"><text:page-number text:select-page="current">28</text:page-number></text:span><text:span text:style-name="T2"> / </text:span><text:span text:style-name="T2"><text:page-count>28</text:page-count></text:span></text:p>
            </table:table-cell>
          </table:table-row>
        </table:table>
        <text:p text:style-name="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Manual de Instalación del Sistema Para la Automatización del Protocolo de Prueba de Portales de Internet</dc:title>
    <dc:description>Este documento contiene los pasos para la instalación del Sistema Para la Automatización del Protocolo de Prueba de Portales de Internet</dc:description>
    <dc:subject>Sistema Para la Automatización del Protocolo de Prueba de Portales de Internet</dc:subject>
    <meta:initial-creator>Walter Vargas</meta:initial-creator>
    <meta:creation-date>2010-09-09T06:43:22</meta:creation-date>
    <dc:creator>Walter Vargas</dc:creator>
    <dc:date>2010-10-26T07:58:41</dc:date>
    <meta:keyword>Instalación</meta:keyword>
    <meta:keyword>Sistema</meta:keyword>
    <meta:keyword>CNTI1409</meta:keyword>
    <meta:editing-cycles>153</meta:editing-cycles>
    <meta:editing-duration>P2DT8H26M56S</meta:editing-duration>
    <meta:user-defined meta:name="Información 1"/>
    <meta:user-defined meta:name="Información 2"/>
    <meta:user-defined meta:name="Información 3"/>
    <meta:user-defined meta:name="Información 4"/>
    <meta:document-statistic meta:table-count="1" meta:image-count="1" meta:object-count="0" meta:page-count="28" meta:paragraph-count="411" meta:word-count="3868" meta:character-count="24729"/>
  </office:meta>
</office:document-meta>
</file>